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4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fo:background-color="#e8f2a1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ffa6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eeeeee" fo:border="none"/>
    </style:style>
    <style:style style:name="ce2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Serial</text:p>
          </table:table-cell>
          <table:table-cell office:value-type="float" office:value="13997" calcext:value-type="float">
            <text:p>13997</text:p>
          </table:table-cell>
          <table:table-cell table:number-columns-repeated="36"/>
        </table:table-row>
        <table:table-row table:style-name="ro1">
          <table:table-cell table:number-columns-repeated="38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YTD Budget</text:p>
          </table:table-cell>
          <table:table-cell table:style-name="ce3" office:value-type="string" calcext:value-type="string">
            <text:p>Month Spend</text:p>
          </table:table-cell>
          <table:table-cell table:style-name="ce3" office:value-type="string" calcext:value-type="string">
            <text:p>YTD Spend</text:p>
          </table:table-cell>
          <table:table-cell table:style-name="ce3" office:value-type="string" calcext:value-type="string">
            <text:p>Surplus/Shortfall</text:p>
          </table:table-cell>
          <table:table-cell office:value-type="string" calcext:value-type="string">
            <text:p>Adjustment</text:p>
          </table:table-cell>
          <table:table-cell office:value-type="string" calcext:value-type="string">
            <text:p>NEW BUDGET</text:p>
          </table:table-cell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202406" calcext:value-type="float">
            <text:p>202406</text:p>
          </table:table-cell>
          <table:table-cell office:value-type="float" office:value="6670" calcext:value-type="float">
            <text:p>6670</text:p>
          </table:table-cell>
          <table:table-cell table:formula="of:=[.C4]+[.B5]" office:value-type="float" office:value="6670" calcext:value-type="float">
            <text:p>6670</text:p>
          </table:table-cell>
          <table:table-cell table:style-name="ce5" office:value-type="float" office:value="5750" calcext:value-type="float">
            <text:p>5750</text:p>
          </table:table-cell>
          <table:table-cell table:formula="of:=[.E4]+[.D5]" office:value-type="float" office:value="5750" calcext:value-type="float">
            <text:p>5750</text:p>
          </table:table-cell>
          <table:table-cell table:formula="of:=[.C5]-[.E5]" office:value-type="float" office:value="920" calcext:value-type="float">
            <text:p>92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6670" calcext:value-type="float">
            <text:p>6670</text:p>
          </table:table-cell>
          <table:table-cell table:formula="of:=[.L4]+[.K5]" office:value-type="float" office:value="6670" calcext:value-type="float">
            <text:p>6670</text:p>
          </table:table-cell>
          <table:table-cell table:style-name="ce5" office:value-type="float" office:value="5750" calcext:value-type="float">
            <text:p>5750</text:p>
          </table:table-cell>
          <table:table-cell table:formula="of:=[.N4]+[.M5]" office:value-type="float" office:value="5750" calcext:value-type="float">
            <text:p>5750</text:p>
          </table:table-cell>
          <table:table-cell table:formula="of:=[.L5]-[.N5]"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number-columns-repeated="21"/>
        </table:table-row>
        <table:table-row table:style-name="ro1">
          <table:table-cell office:value-type="float" office:value="202407" calcext:value-type="float">
            <text:p>202407</text:p>
          </table:table-cell>
          <table:table-cell office:value-type="float" office:value="6670" calcext:value-type="float">
            <text:p>6670</text:p>
          </table:table-cell>
          <table:table-cell table:formula="of:=[.C5]+[.B6]" office:value-type="float" office:value="13340" calcext:value-type="float">
            <text:p>13340</text:p>
          </table:table-cell>
          <table:table-cell table:style-name="ce5" office:value-type="float" office:value="3162.5" calcext:value-type="float">
            <text:p>3162.5</text:p>
          </table:table-cell>
          <table:table-cell table:formula="of:=[.E5]+[.D6]" office:value-type="float" office:value="8912.5" calcext:value-type="float">
            <text:p>8912.5</text:p>
          </table:table-cell>
          <table:table-cell table:formula="of:=[.C6]-[.E6]" office:value-type="float" office:value="4427.5" calcext:value-type="float">
            <text:p>4427.5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6670" calcext:value-type="float">
            <text:p>6670</text:p>
          </table:table-cell>
          <table:table-cell table:formula="of:=[.L5]+[.K6]" office:value-type="float" office:value="13340" calcext:value-type="float">
            <text:p>13340</text:p>
          </table:table-cell>
          <table:table-cell table:style-name="ce5" office:value-type="float" office:value="3162.5" calcext:value-type="float">
            <text:p>3162.5</text:p>
          </table:table-cell>
          <table:table-cell table:formula="of:=[.N5]+[.M6]" office:value-type="float" office:value="8912.5" calcext:value-type="float">
            <text:p>8912.5</text:p>
          </table:table-cell>
          <table:table-cell table:formula="of:=[.L6]-[.N6]" office:value-type="float" office:value="4427.5" calcext:value-type="float">
            <text:p>4427.5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number-columns-repeated="21"/>
        </table:table-row>
        <table:table-row table:style-name="ro1">
          <table:table-cell office:value-type="float" office:value="202408" calcext:value-type="float">
            <text:p>202408</text:p>
          </table:table-cell>
          <table:table-cell office:value-type="float" office:value="6670" calcext:value-type="float">
            <text:p>6670</text:p>
          </table:table-cell>
          <table:table-cell table:formula="of:=[.C6]+[.B7]" office:value-type="float" office:value="20010" calcext:value-type="float">
            <text:p>20010</text:p>
          </table:table-cell>
          <table:table-cell table:style-name="ce5" office:value-type="float" office:value="6325" calcext:value-type="float">
            <text:p>6325</text:p>
          </table:table-cell>
          <table:table-cell table:formula="of:=[.E6]+[.D7]" office:value-type="float" office:value="15237.5" calcext:value-type="float">
            <text:p>15237.5</text:p>
          </table:table-cell>
          <table:table-cell table:formula="of:=[.C7]-[.E7]" office:value-type="float" office:value="4772.5" calcext:value-type="float">
            <text:p>4772.5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6670" calcext:value-type="float">
            <text:p>6670</text:p>
          </table:table-cell>
          <table:table-cell table:formula="of:=[.L6]+[.K7]" office:value-type="float" office:value="20010" calcext:value-type="float">
            <text:p>20010</text:p>
          </table:table-cell>
          <table:table-cell table:style-name="ce5" office:value-type="float" office:value="6325" calcext:value-type="float">
            <text:p>6325</text:p>
          </table:table-cell>
          <table:table-cell table:formula="of:=[.N6]+[.M7]" office:value-type="float" office:value="15237.5" calcext:value-type="float">
            <text:p>15237.5</text:p>
          </table:table-cell>
          <table:table-cell table:formula="of:=[.L7]-[.N7]" office:value-type="float" office:value="4772.5" calcext:value-type="float">
            <text:p>4772.5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number-columns-repeated="21"/>
        </table:table-row>
        <table:table-row table:style-name="ro1">
          <table:table-cell office:value-type="float" office:value="202409" calcext:value-type="float">
            <text:p>202409</text:p>
          </table:table-cell>
          <table:table-cell office:value-type="float" office:value="6670" calcext:value-type="float">
            <text:p>6670</text:p>
          </table:table-cell>
          <table:table-cell table:formula="of:=[.C7]+[.B8]" office:value-type="float" office:value="26680" calcext:value-type="float">
            <text:p>26680</text:p>
          </table:table-cell>
          <table:table-cell table:style-name="ce5" office:value-type="float" office:value="0" calcext:value-type="float">
            <text:p>0</text:p>
          </table:table-cell>
          <table:table-cell table:formula="of:=[.E7]+[.D8]" office:value-type="float" office:value="15237.5" calcext:value-type="float">
            <text:p>15237.5</text:p>
          </table:table-cell>
          <table:table-cell table:formula="of:=[.C8]-[.E8]" office:value-type="float" office:value="11442.5" calcext:value-type="float">
            <text:p>11442.5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6670" calcext:value-type="float">
            <text:p>6670</text:p>
          </table:table-cell>
          <table:table-cell table:formula="of:=[.L7]+[.K8]" office:value-type="float" office:value="26680" calcext:value-type="float">
            <text:p>26680</text:p>
          </table:table-cell>
          <table:table-cell table:style-name="ce5" office:value-type="float" office:value="0" calcext:value-type="float">
            <text:p>0</text:p>
          </table:table-cell>
          <table:table-cell table:formula="of:=[.N7]+[.M8]" office:value-type="float" office:value="15237.5" calcext:value-type="float">
            <text:p>15237.5</text:p>
          </table:table-cell>
          <table:table-cell table:formula="of:=[.L8]-[.N8]" office:value-type="float" office:value="11442.5" calcext:value-type="float">
            <text:p>11442.5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number-columns-repeated="21"/>
        </table:table-row>
        <table:table-row table:style-name="ro1">
          <table:table-cell office:value-type="float" office:value="202410" calcext:value-type="float">
            <text:p>202410</text:p>
          </table:table-cell>
          <table:table-cell office:value-type="float" office:value="6670" calcext:value-type="float">
            <text:p>6670</text:p>
          </table:table-cell>
          <table:table-cell table:style-name="ce5" table:formula="of:=[.C8]+[.B9]" office:value-type="float" office:value="33350" calcext:value-type="float">
            <text:p>33350</text:p>
          </table:table-cell>
          <table:table-cell table:style-name="ce5" office:value-type="float" office:value="3162.5" calcext:value-type="float">
            <text:p>3162.5</text:p>
          </table:table-cell>
          <table:table-cell table:formula="of:=[.E8]+[.D9]" office:value-type="float" office:value="18400" calcext:value-type="float">
            <text:p>18400</text:p>
          </table:table-cell>
          <table:table-cell table:style-name="ce5" table:formula="of:=[.C9]-[.E9]" office:value-type="float" office:value="14950" calcext:value-type="float">
            <text:p>1495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/>
          <table:table-cell office:value-type="float" office:value="202410" calcext:value-type="float">
            <text:p>202410</text:p>
          </table:table-cell>
          <table:table-cell office:value-type="float" office:value="6670" calcext:value-type="float">
            <text:p>6670</text:p>
          </table:table-cell>
          <table:table-cell table:formula="of:=[.L8]+[.K9]" office:value-type="float" office:value="33350" calcext:value-type="float">
            <text:p>33350</text:p>
          </table:table-cell>
          <table:table-cell table:style-name="ce5" office:value-type="float" office:value="3162.5" calcext:value-type="float">
            <text:p>3162.5</text:p>
          </table:table-cell>
          <table:table-cell table:formula="of:=[.N8]+[.M9]" office:value-type="float" office:value="18400" calcext:value-type="float">
            <text:p>18400</text:p>
          </table:table-cell>
          <table:table-cell table:formula="of:=[.L9]-[.N9]" office:value-type="float" office:value="14950" calcext:value-type="float">
            <text:p>14950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number-columns-repeated="21"/>
        </table:table-row>
        <table:table-row table:style-name="ro1">
          <table:table-cell office:value-type="float" office:value="202411" calcext:value-type="float">
            <text:p>202411</text:p>
          </table:table-cell>
          <table:table-cell office:value-type="float" office:value="6670" calcext:value-type="float">
            <text:p>6670</text:p>
          </table:table-cell>
          <table:table-cell table:style-name="ce5" table:formula="of:=[.C9]+[.B10]" office:value-type="float" office:value="40020" calcext:value-type="float">
            <text:p>40020</text:p>
          </table:table-cell>
          <table:table-cell table:style-name="ce5" office:value-type="float" office:value="6325" calcext:value-type="float">
            <text:p>6325</text:p>
          </table:table-cell>
          <table:table-cell table:formula="of:=[.E9]+[.D10]" office:value-type="float" office:value="24725" calcext:value-type="float">
            <text:p>24725</text:p>
          </table:table-cell>
          <table:table-cell table:style-name="ce5" table:formula="of:=[.C10]-[.E10]" office:value-type="float" office:value="15295" calcext:value-type="float">
            <text:p>1529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/>
          <table:table-cell office:value-type="float" office:value="202411" calcext:value-type="float">
            <text:p>202411</text:p>
          </table:table-cell>
          <table:table-cell office:value-type="float" office:value="6670" calcext:value-type="float">
            <text:p>6670</text:p>
          </table:table-cell>
          <table:table-cell table:formula="of:=[.L9]+[.K10]" office:value-type="float" office:value="40020" calcext:value-type="float">
            <text:p>40020</text:p>
          </table:table-cell>
          <table:table-cell table:style-name="ce5" office:value-type="float" office:value="6325" calcext:value-type="float">
            <text:p>6325</text:p>
          </table:table-cell>
          <table:table-cell table:formula="of:=[.N9]+[.M10]" office:value-type="float" office:value="24725" calcext:value-type="float">
            <text:p>24725</text:p>
          </table:table-cell>
          <table:table-cell table:formula="of:=[.L10]-[.N10]" office:value-type="float" office:value="15295" calcext:value-type="float">
            <text:p>1529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number-columns-repeated="21"/>
        </table:table-row>
        <table:table-row table:style-name="ro1">
          <table:table-cell office:value-type="float" office:value="202412" calcext:value-type="float">
            <text:p>202412</text:p>
          </table:table-cell>
          <table:table-cell office:value-type="float" office:value="6670" calcext:value-type="float">
            <text:p>6670</text:p>
          </table:table-cell>
          <table:table-cell table:style-name="ce5" table:formula="of:=[.C10]+[.B11]" office:value-type="float" office:value="46690" calcext:value-type="float">
            <text:p>46690</text:p>
          </table:table-cell>
          <table:table-cell table:style-name="ce5" office:value-type="float" office:value="0" calcext:value-type="float">
            <text:p>0</text:p>
          </table:table-cell>
          <table:table-cell table:formula="of:=[.E10]+[.D11]" office:value-type="float" office:value="24725" calcext:value-type="float">
            <text:p>24725</text:p>
          </table:table-cell>
          <table:table-cell table:style-name="ce5" table:formula="of:=[.C11]-[.E11]" office:value-type="float" office:value="21965" calcext:value-type="float">
            <text:p>2196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/>
          <table:table-cell office:value-type="float" office:value="202412" calcext:value-type="float">
            <text:p>202412</text:p>
          </table:table-cell>
          <table:table-cell office:value-type="float" office:value="6670" calcext:value-type="float">
            <text:p>6670</text:p>
          </table:table-cell>
          <table:table-cell table:formula="of:=[.L10]+[.K11]" office:value-type="float" office:value="46690" calcext:value-type="float">
            <text:p>46690</text:p>
          </table:table-cell>
          <table:table-cell table:style-name="ce5" office:value-type="float" office:value="0" calcext:value-type="float">
            <text:p>0</text:p>
          </table:table-cell>
          <table:table-cell table:formula="of:=[.N10]+[.M11]" office:value-type="float" office:value="24725" calcext:value-type="float">
            <text:p>24725</text:p>
          </table:table-cell>
          <table:table-cell table:formula="of:=[.L11]-[.N11]" office:value-type="float" office:value="21965" calcext:value-type="float">
            <text:p>21965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number-columns-repeated="21"/>
        </table:table-row>
        <table:table-row table:style-name="ro1">
          <table:table-cell office:value-type="float" office:value="202501" calcext:value-type="float">
            <text:p>202501</text:p>
          </table:table-cell>
          <table:table-cell office:value-type="float" office:value="0" calcext:value-type="float">
            <text:p>0</text:p>
          </table:table-cell>
          <table:table-cell table:formula="of:=[.C11]+[.B12]" office:value-type="float" office:value="46690" calcext:value-type="float">
            <text:p>46690</text:p>
          </table:table-cell>
          <table:table-cell table:style-name="ce5" office:value-type="float" office:value="12650" calcext:value-type="float">
            <text:p>12650</text:p>
          </table:table-cell>
          <table:table-cell table:formula="of:=[.E11]+[.D12]" office:value-type="float" office:value="37375" calcext:value-type="float">
            <text:p>37375</text:p>
          </table:table-cell>
          <table:table-cell table:style-name="ce5" table:formula="of:=[.C12]-[.E12]" office:value-type="float" office:value="9315" calcext:value-type="float">
            <text:p>9315</text:p>
          </table:table-cell>
          <table:table-cell table:style-name="ce5" table:formula="of:=[.F12]-[.D12]" office:value-type="float" office:value="-3335" calcext:value-type="float">
            <text:p>-3335</text:p>
          </table:table-cell>
          <table:table-cell table:formula="of:=[.G12]-[.B12]" office:value-type="float" office:value="-3335" calcext:value-type="float">
            <text:p>-3335</text:p>
          </table:table-cell>
          <table:table-cell/>
          <table:table-cell office:value-type="float" office:value="202501" calcext:value-type="float">
            <text:p>202501</text:p>
          </table:table-cell>
          <table:table-cell office:value-type="float" office:value="0" calcext:value-type="float">
            <text:p>0</text:p>
          </table:table-cell>
          <table:table-cell table:formula="of:=[.L11]+[.K12]" office:value-type="float" office:value="46690" calcext:value-type="float">
            <text:p>46690</text:p>
          </table:table-cell>
          <table:table-cell table:style-name="ce5" office:value-type="float" office:value="12650" calcext:value-type="float">
            <text:p>12650</text:p>
          </table:table-cell>
          <table:table-cell table:formula="of:=[.N11]+[.M12]" office:value-type="float" office:value="37375" calcext:value-type="float">
            <text:p>37375</text:p>
          </table:table-cell>
          <table:table-cell table:formula="of:=[.L12]-[.N12]" office:value-type="float" office:value="9315" calcext:value-type="float">
            <text:p>9315</text:p>
          </table:table-cell>
          <table:table-cell table:style-name="ce5" table:formula="of:=[.O12]-[.M12]" office:value-type="float" office:value="-3335" calcext:value-type="float">
            <text:p>-3335</text:p>
          </table:table-cell>
          <table:table-cell table:formula="of:=[.K12]+[.P12]" office:value-type="float" office:value="-3335" calcext:value-type="float">
            <text:p>-3335</text:p>
          </table:table-cell>
          <table:table-cell table:number-columns-repeated="21"/>
        </table:table-row>
        <table:table-row table:style-name="ro1">
          <table:table-cell table:style-name="ce2" office:value-type="float" office:value="202502" calcext:value-type="float">
            <text:p>20250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12]+[.B13]" office:value-type="float" office:value="46690" calcext:value-type="float">
            <text:p>4669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F12]+[.B13]" office:value-type="float" office:value="9315" calcext:value-type="float">
            <text:p>9315</text:p>
          </table:table-cell>
          <table:table-cell table:style-name="ce2" table:formula="of:=([.H12]+[.B13])*-1" office:value-type="float" office:value="3335" calcext:value-type="float">
            <text:p>3335</text:p>
          </table:table-cell>
          <table:table-cell table:style-name="ce2" table:formula="of:=[.G13]+[.B13]" office:value-type="float" office:value="3335" calcext:value-type="float">
            <text:p>3335</text:p>
          </table:table-cell>
          <table:table-cell/>
          <table:table-cell office:value-type="float" office:value="202502" calcext:value-type="float">
            <text:p>202502</text:p>
          </table:table-cell>
          <table:table-cell office:value-type="float" office:value="0" calcext:value-type="float">
            <text:p>0</text:p>
          </table:table-cell>
          <table:table-cell table:formula="of:=[.L12]+[.K13]" office:value-type="float" office:value="46690" calcext:value-type="float">
            <text:p>4669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4" table:formula="of:=[.K13]+([.P12]*-1)" office:value-type="float" office:value="3335" calcext:value-type="float">
            <text:p>3335</text:p>
          </table:table-cell>
          <table:table-cell table:formula="of:=[.P12]+([.P13]*-1)" office:value-type="float" office:value="-6670" calcext:value-type="float">
            <text:p>-6670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8"/>
          <table:table-cell table:number-columns-repeated="27"/>
        </table:table-row>
        <table:table-row table:style-name="ro1">
          <table:table-cell/>
          <table:table-cell table:formula="of:=SUM([.B5:.B12])" office:value-type="float" office:value="46690" calcext:value-type="float">
            <text:p>46690</text:p>
          </table:table-cell>
          <table:table-cell/>
          <table:table-cell table:formula="of:=SUM([.D5:.D12])" office:value-type="float" office:value="37375" calcext:value-type="float">
            <text:p>37375</text:p>
          </table:table-cell>
          <table:table-cell table:number-columns-repeated="2"/>
          <table:table-cell table:formula="of:=SUM([.G5:.G14])" office:value-type="float" office:value="0" calcext:value-type="float">
            <text:p>0</text:p>
          </table:table-cell>
          <table:table-cell table:formula="of:=SUM([.H5:.H13])" office:value-type="float" office:value="46690" calcext:value-type="float">
            <text:p>46690</text:p>
          </table:table-cell>
          <table:table-cell table:number-columns-repeated="2"/>
          <table:table-cell table:formula="of:=SUM([.K5:.K14])" office:value-type="float" office:value="46690" calcext:value-type="float">
            <text:p>46690</text:p>
          </table:table-cell>
          <table:table-cell table:number-columns-repeated="4"/>
          <table:table-cell table:formula="of:=SUM([.P5:.P13])" office:value-type="float" office:value="0" calcext:value-type="float">
            <text:p>0</text:p>
          </table:table-cell>
          <table:table-cell table:formula="of:=SUM([.Q4:.Q12])" office:value-type="float" office:value="43355" calcext:value-type="float">
            <text:p>43355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2"/>
          <table:table-cell office:value-type="string" calcext:value-type="string">
            <text:p>Difference:</text:p>
          </table:table-cell>
          <table:table-cell table:formula="of:=[.B15]-[.D15]" office:value-type="float" office:value="9315" calcext:value-type="float">
            <text:p>9315</text:p>
          </table:table-cell>
          <table:table-cell table:number-columns-repeated="34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office:value-type="string" calcext:value-type="string">
            <text:p>Your calcs</text:p>
          </table:table-cell>
          <table:table-cell table:number-columns-repeated="37"/>
        </table:table-row>
        <table:table-row table:style-name="ro1">
          <table:table-cell table:number-columns-repeated="9"/>
          <table:table-cell table:style-name="ce7" office:value-type="float" office:value="13997" calcext:value-type="float">
            <text:p>13997</text:p>
          </table:table-cell>
          <table:table-cell table:number-columns-repeated="28"/>
        </table:table-row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C23]+[.B24]" office:value-type="float" office:value="30000" calcext:value-type="float">
            <text:p>30000</text:p>
          </table:table-cell>
          <table:table-cell office:value-type="float" office:value="19406.6" calcext:value-type="float">
            <text:p>19406.6</text:p>
          </table:table-cell>
          <table:table-cell table:formula="of:=[.E23]+[.D24]" office:value-type="float" office:value="19406.6" calcext:value-type="float">
            <text:p>19406.6</text:p>
          </table:table-cell>
          <table:table-cell table:formula="of:=[.C24]-[.E24]" office:value-type="float" office:value="10593.4" calcext:value-type="float">
            <text:p>1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6670" calcext:value-type="float">
            <text:p>6670</text:p>
          </table:table-cell>
          <table:table-cell table:formula="of:=[.L23]+[.K24]" office:value-type="float" office:value="6670" calcext:value-type="float">
            <text:p>6670</text:p>
          </table:table-cell>
          <table:table-cell table:style-name="ce5" office:value-type="float" office:value="5750" calcext:value-type="float">
            <text:p>5750</text:p>
          </table:table-cell>
          <table:table-cell table:formula="of:=[.N23]+[.M24]" office:value-type="float" office:value="5750" calcext:value-type="float">
            <text:p>5750</text:p>
          </table:table-cell>
          <table:table-cell table:formula="of:=[.L24]-[.N24]"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number-columns-repeated="21"/>
        </table:table-row>
        <table:table-row table:style-name="ro1"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C24]+[.B25]"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table:formula="of:=[.E24]+[.D25]" office:value-type="float" office:value="39406.6" calcext:value-type="float">
            <text:p>39406.6</text:p>
          </table:table-cell>
          <table:table-cell table:formula="of:=[.C25]-[.E25]" office:value-type="float" office:value="20593.4" calcext:value-type="float">
            <text:p>20593.4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6670" calcext:value-type="float">
            <text:p>6670</text:p>
          </table:table-cell>
          <table:table-cell table:formula="of:=[.L24]+[.K25]" office:value-type="float" office:value="13340" calcext:value-type="float">
            <text:p>13340</text:p>
          </table:table-cell>
          <table:table-cell table:style-name="ce5" office:value-type="float" office:value="3162.5" calcext:value-type="float">
            <text:p>3162.5</text:p>
          </table:table-cell>
          <table:table-cell table:formula="of:=[.N24]+[.M25]" office:value-type="float" office:value="8912.5" calcext:value-type="float">
            <text:p>8912.5</text:p>
          </table:table-cell>
          <table:table-cell table:formula="of:=[.L25]-[.N25]" office:value-type="float" office:value="4427.5" calcext:value-type="float">
            <text:p>4427.5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number-columns-repeated="21"/>
        </table:table-row>
        <table:table-row table:style-name="ro1"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C25]+[.B26]" office:value-type="float" office:value="90000" calcext:value-type="float">
            <text:p>90000</text:p>
          </table:table-cell>
          <table:table-cell office:value-type="float" office:value="13510.6" calcext:value-type="float">
            <text:p>13510.6</text:p>
          </table:table-cell>
          <table:table-cell table:formula="of:=[.E25]+[.D26]" office:value-type="float" office:value="52917.2" calcext:value-type="float">
            <text:p>52917.2</text:p>
          </table:table-cell>
          <table:table-cell table:formula="of:=[.C26]-[.E26]" office:value-type="float" office:value="37082.8" calcext:value-type="float">
            <text:p>37082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6670" calcext:value-type="float">
            <text:p>6670</text:p>
          </table:table-cell>
          <table:table-cell table:formula="of:=[.L25]+[.K26]" office:value-type="float" office:value="20010" calcext:value-type="float">
            <text:p>20010</text:p>
          </table:table-cell>
          <table:table-cell table:style-name="ce5" office:value-type="float" office:value="6325" calcext:value-type="float">
            <text:p>6325</text:p>
          </table:table-cell>
          <table:table-cell table:formula="of:=[.N25]+[.M26]" office:value-type="float" office:value="15237.5" calcext:value-type="float">
            <text:p>15237.5</text:p>
          </table:table-cell>
          <table:table-cell table:formula="of:=[.L26]-[.N26]" office:value-type="float" office:value="4772.5" calcext:value-type="float">
            <text:p>4772.5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number-columns-repeated="21"/>
        </table:table-row>
        <table:table-row table:style-name="ro1"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C26]+[.B27]" office:value-type="float" office:value="120000" calcext:value-type="float">
            <text:p>120000</text:p>
          </table:table-cell>
          <table:table-cell office:value-type="float" office:value="37976" calcext:value-type="float">
            <text:p>37976</text:p>
          </table:table-cell>
          <table:table-cell table:formula="of:=[.E26]+[.D27]" office:value-type="float" office:value="90893.2" calcext:value-type="float">
            <text:p>90893.2</text:p>
          </table:table-cell>
          <table:table-cell table:formula="of:=[.C27]-[.E27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6670" calcext:value-type="float">
            <text:p>6670</text:p>
          </table:table-cell>
          <table:table-cell table:formula="of:=[.L26]+[.K27]" office:value-type="float" office:value="26680" calcext:value-type="float">
            <text:p>26680</text:p>
          </table:table-cell>
          <table:table-cell table:style-name="ce5" office:value-type="float" office:value="0" calcext:value-type="float">
            <text:p>0</text:p>
          </table:table-cell>
          <table:table-cell table:formula="of:=[.N26]+[.M27]" office:value-type="float" office:value="15237.5" calcext:value-type="float">
            <text:p>15237.5</text:p>
          </table:table-cell>
          <table:table-cell table:formula="of:=[.L27]-[.N27]" office:value-type="float" office:value="11442.5" calcext:value-type="float">
            <text:p>11442.5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number-columns-repeated="21"/>
        </table:table-row>
        <table:table-row table:style-name="ro1"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C27]+[.B28]" office:value-type="float" office:value="150000" calcext:value-type="float">
            <text:p>150000</text:p>
          </table:table-cell>
          <table:table-cell office:value-type="float" office:value="30000" calcext:value-type="float">
            <text:p>30000</text:p>
          </table:table-cell>
          <table:table-cell table:formula="of:=[.E27]+[.D28]" office:value-type="float" office:value="120893.2" calcext:value-type="float">
            <text:p>120893.2</text:p>
          </table:table-cell>
          <table:table-cell table:formula="of:=[.C28]-[.E28]" office:value-type="float" office:value="29106.8" calcext:value-type="float">
            <text:p>29106.8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202410" calcext:value-type="float">
            <text:p>202410</text:p>
          </table:table-cell>
          <table:table-cell office:value-type="float" office:value="6670" calcext:value-type="float">
            <text:p>6670</text:p>
          </table:table-cell>
          <table:table-cell table:formula="of:=[.L27]+[.K28]" office:value-type="float" office:value="33350" calcext:value-type="float">
            <text:p>33350</text:p>
          </table:table-cell>
          <table:table-cell table:style-name="ce5" office:value-type="float" office:value="3162.5" calcext:value-type="float">
            <text:p>3162.5</text:p>
          </table:table-cell>
          <table:table-cell table:formula="of:=[.N27]+[.M28]" office:value-type="float" office:value="18400" calcext:value-type="float">
            <text:p>18400</text:p>
          </table:table-cell>
          <table:table-cell table:formula="of:=[.L28]-[.N28]" office:value-type="float" office:value="14950" calcext:value-type="float">
            <text:p>14950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number-columns-repeated="21"/>
        </table:table-row>
        <table:table-row table:style-name="ro1"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C28]+[.B29]" office:value-type="float" office:value="180000" calcext:value-type="float">
            <text:p>180000</text:p>
          </table:table-cell>
          <table:table-cell office:value-type="float" office:value="30462.2" calcext:value-type="float">
            <text:p>30462.2</text:p>
          </table:table-cell>
          <table:table-cell table:formula="of:=[.E28]+[.D29]" office:value-type="float" office:value="151355.4" calcext:value-type="float">
            <text:p>151355.4</text:p>
          </table:table-cell>
          <table:table-cell table:formula="of:=[.C29]-[.E29]" office:value-type="float" office:value="28644.6" calcext:value-type="float">
            <text:p>28644.6</text:p>
          </table:table-cell>
          <table:table-cell table:style-name="ce4"/>
          <table:table-cell table:formula="of:=[.B29]+[.G29]" office:value-type="float" office:value="30000" calcext:value-type="float">
            <text:p>30000</text:p>
          </table:table-cell>
          <table:table-cell/>
          <table:table-cell office:value-type="float" office:value="202411" calcext:value-type="float">
            <text:p>202411</text:p>
          </table:table-cell>
          <table:table-cell office:value-type="float" office:value="6670" calcext:value-type="float">
            <text:p>6670</text:p>
          </table:table-cell>
          <table:table-cell table:formula="of:=[.L28]+[.K29]" office:value-type="float" office:value="40020" calcext:value-type="float">
            <text:p>40020</text:p>
          </table:table-cell>
          <table:table-cell table:style-name="ce5" office:value-type="float" office:value="6325" calcext:value-type="float">
            <text:p>6325</text:p>
          </table:table-cell>
          <table:table-cell table:formula="of:=[.N28]+[.M29]" office:value-type="float" office:value="24725" calcext:value-type="float">
            <text:p>24725</text:p>
          </table:table-cell>
          <table:table-cell table:formula="of:=[.L29]-[.N29]" office:value-type="float" office:value="15295" calcext:value-type="float">
            <text:p>15295</text:p>
          </table:table-cell>
          <table:table-cell table:style-name="ce4" office:value-type="float" office:value="0" calcext:value-type="float">
            <text:p>0</text:p>
          </table:table-cell>
          <table:table-cell table:formula="of:=[.K29]+[.P29]" office:value-type="float" office:value="6670" calcext:value-type="float">
            <text:p>6670</text:p>
          </table:table-cell>
          <table:table-cell table:number-columns-repeated="21"/>
        </table:table-row>
        <table:table-row table:style-name="ro1">
          <table:table-cell office:value-type="float" office:value="202412" calcext:value-type="float">
            <text:p>202412</text:p>
          </table:table-cell>
          <table:table-cell table:style-name="ce4" office:value-type="float" office:value="30000" calcext:value-type="float">
            <text:p>30000</text:p>
          </table:table-cell>
          <table:table-cell table:formula="of:=[.C29]+[.B30]" office:value-type="float" office:value="210000" calcext:value-type="float">
            <text:p>210000</text:p>
          </table:table-cell>
          <table:table-cell office:value-type="float" office:value="30462.2" calcext:value-type="float">
            <text:p>30462.2</text:p>
          </table:table-cell>
          <table:table-cell table:formula="of:=[.E29]+[.D30]" office:value-type="float" office:value="181817.6" calcext:value-type="float">
            <text:p>181817.6</text:p>
          </table:table-cell>
          <table:table-cell table:formula="of:=[.C30]-[.E30]" office:value-type="float" office:value="28182.4" calcext:value-type="float">
            <text:p>28182.4</text:p>
          </table:table-cell>
          <table:table-cell table:style-name="ce4" table:formula="of:=[.E30]-[.C30]" office:value-type="float" office:value="-28182.4" calcext:value-type="float">
            <text:p>-28182.4</text:p>
          </table:table-cell>
          <table:table-cell table:formula="of:=[.B30]+[.G30]" office:value-type="float" office:value="1817.6" calcext:value-type="float">
            <text:p>1817.6</text:p>
          </table:table-cell>
          <table:table-cell/>
          <table:table-cell office:value-type="float" office:value="202412" calcext:value-type="float">
            <text:p>202412</text:p>
          </table:table-cell>
          <table:table-cell office:value-type="float" office:value="6670" calcext:value-type="float">
            <text:p>6670</text:p>
          </table:table-cell>
          <table:table-cell table:formula="of:=[.L29]+[.K30]" office:value-type="float" office:value="46690" calcext:value-type="float">
            <text:p>46690</text:p>
          </table:table-cell>
          <table:table-cell table:style-name="ce5" office:value-type="float" office:value="0" calcext:value-type="float">
            <text:p>0</text:p>
          </table:table-cell>
          <table:table-cell table:formula="of:=[.N29]+[.M30]" office:value-type="float" office:value="24725" calcext:value-type="float">
            <text:p>24725</text:p>
          </table:table-cell>
          <table:table-cell table:formula="of:=[.L30]-[.N30]" office:value-type="float" office:value="21965" calcext:value-type="float">
            <text:p>21965</text:p>
          </table:table-cell>
          <table:table-cell table:style-name="ce4" office:value-type="float" office:value="0" calcext:value-type="float">
            <text:p>0</text:p>
          </table:table-cell>
          <table:table-cell table:formula="of:=[.K30]+[.P30]" office:value-type="float" office:value="6670" calcext:value-type="float">
            <text:p>6670</text:p>
          </table:table-cell>
          <table:table-cell table:number-columns-repeated="21"/>
        </table:table-row>
        <table:table-row table:style-name="ro1"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C30]+[.B31]" office:value-type="float" office:value="240000" calcext:value-type="float">
            <text:p>240000</text:p>
          </table:table-cell>
          <table:table-cell table:number-columns-repeated="3" table:style-name="ce1" office:value-type="string" calcext:value-type="string">
            <text:p>na</text:p>
          </table:table-cell>
          <table:table-cell table:formula="of:=[.G30]*-1" office:value-type="float" office:value="28182.4" calcext:value-type="float">
            <text:p>28182.4</text:p>
          </table:table-cell>
          <table:table-cell table:formula="of:=[.G31]+[.B31]" office:value-type="float" office:value="58182.4" calcext:value-type="float">
            <text:p>58182.4</text:p>
          </table:table-cell>
          <table:table-cell/>
          <table:table-cell office:value-type="float" office:value="202501" calcext:value-type="float">
            <text:p>202501</text:p>
          </table:table-cell>
          <table:table-cell office:value-type="float" office:value="0" calcext:value-type="float">
            <text:p>0</text:p>
          </table:table-cell>
          <table:table-cell table:formula="of:=[.L30]+[.K31]" office:value-type="float" office:value="46690" calcext:value-type="float">
            <text:p>46690</text:p>
          </table:table-cell>
          <table:table-cell table:style-name="ce5" office:value-type="float" office:value="12650" calcext:value-type="float">
            <text:p>12650</text:p>
          </table:table-cell>
          <table:table-cell table:formula="of:=[.N30]+[.M31]" office:value-type="float" office:value="37375" calcext:value-type="float">
            <text:p>37375</text:p>
          </table:table-cell>
          <table:table-cell table:formula="of:=[.L31]-[.N31]" office:value-type="float" office:value="9315" calcext:value-type="float">
            <text:p>9315</text:p>
          </table:table-cell>
          <table:table-cell table:style-name="ce4" table:formula="of:=[.N31]-[.L31]" office:value-type="float" office:value="-9315" calcext:value-type="float">
            <text:p>-9315</text:p>
          </table:table-cell>
          <table:table-cell table:formula="of:=[.P31]+[.K31]" office:value-type="float" office:value="-9315" calcext:value-type="float">
            <text:p>-9315</text:p>
          </table:table-cell>
          <table:table-cell table:number-columns-repeated="21"/>
        </table:table-row>
        <table:table-row table:style-name="ro1">
          <table:table-cell table:number-columns-repeated="9"/>
          <table:table-cell office:value-type="float" office:value="202502" calcext:value-type="float">
            <text:p>202502</text:p>
          </table:table-cell>
          <table:table-cell office:value-type="float" office:value="0" calcext:value-type="float">
            <text:p>0</text:p>
          </table:table-cell>
          <table:table-cell table:formula="of:=[.L31]+[.K32]" office:value-type="float" office:value="46690" calcext:value-type="float">
            <text:p>4669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office:value-type="float" office:value="9315" calcext:value-type="float">
            <text:p>9315</text:p>
          </table:table-cell>
          <table:table-cell table:formula="of:=[.K32]+[.P32]" office:value-type="float" office:value="9315" calcext:value-type="float">
            <text:p>9315</text:p>
          </table:table-cell>
          <table:table-cell table:number-columns-repeated="21"/>
        </table:table-row>
        <table:table-row table:style-name="ro1">
          <table:table-cell/>
          <table:table-cell table:formula="of:=SUM([.B24:.B32])" office:value-type="float" office:value="240000" calcext:value-type="float">
            <text:p>240000</text:p>
          </table:table-cell>
          <table:table-cell table:number-columns-repeated="4"/>
          <table:table-cell table:formula="of:=SUM([.G24:.G31])*-1" office:value-type="float" office:value="-0" calcext:value-type="float">
            <text:p>0</text:p>
          </table:table-cell>
          <table:table-cell table:formula="of:=SUM([.H23:.H31])" office:value-type="float" office:value="240000" calcext:value-type="float">
            <text:p>240000</text:p>
          </table:table-cell>
          <table:table-cell table:number-columns-repeated="30"/>
        </table:table-row>
        <table:table-row table:style-name="ro1">
          <table:table-cell table:number-columns-repeated="10"/>
          <table:table-cell table:formula="of:=SUM([.K24:.K33])" office:value-type="float" office:value="46690" calcext:value-type="float">
            <text:p>46690</text:p>
          </table:table-cell>
          <table:table-cell/>
          <table:table-cell table:formula="of:=SUM([.M24:.M33])" office:value-type="float" office:value="37375" calcext:value-type="float">
            <text:p>37375</text:p>
          </table:table-cell>
          <table:table-cell table:number-columns-repeated="2"/>
          <table:table-cell table:formula="of:=SUM([.P24:.P32])" office:value-type="float" office:value="0" calcext:value-type="float">
            <text:p>0</text:p>
          </table:table-cell>
          <table:table-cell table:formula="of:=SUM([.Q23:.Q32])" office:value-type="float" office:value="46690" calcext:value-type="float">
            <text:p>46690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12"/>
          <table:table-cell table:formula="of:=[.K34]-[.M34]" office:value-type="float" office:value="9315" calcext:value-type="float">
            <text:p>9315</text:p>
          </table:table-cell>
          <table:table-cell table:number-columns-repeated="25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9"/>
          <table:table-cell table:style-name="ce7" office:value-type="float" office:value="12993" calcext:value-type="float">
            <text:p>12993</text:p>
          </table:table-cell>
          <table:table-cell table:number-columns-repeated="8"/>
          <table:table-cell table:style-name="ce7" office:value-type="float" office:value="12105" calcext:value-type="float">
            <text:p>12105</text:p>
          </table:table-cell>
          <table:table-cell table:number-columns-repeated="19"/>
        </table:table-row>
        <table:table-row table:style-name="ro1">
          <table:table-cell table:number-columns-repeated="9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12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9"/>
          <table:table-cell office:value-type="float" office:value="202406" calcext:value-type="float">
            <text:p>202406</text:p>
          </table:table-cell>
          <table:table-cell office:value-type="float" office:value="75000" calcext:value-type="float">
            <text:p>75000</text:p>
          </table:table-cell>
          <table:table-cell table:formula="of:=[.L40]+[.K41]" office:value-type="float" office:value="75000" calcext:value-type="float">
            <text:p>75000</text:p>
          </table:table-cell>
          <table:table-cell office:value-type="float" office:value="7200" calcext:value-type="float">
            <text:p>7200</text:p>
          </table:table-cell>
          <table:table-cell table:formula="of:=[.N40]+[.M41]" office:value-type="float" office:value="7200" calcext:value-type="float">
            <text:p>7200</text:p>
          </table:table-cell>
          <table:table-cell table:formula="of:=[.L41]-[.N41]" office:value-type="float" office:value="67800" calcext:value-type="float">
            <text:p>678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0" calcext:value-type="float">
            <text:p>0</text:p>
          </table:table-cell>
          <table:table-cell table:formula="of:=[.U40]+[.T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40]+[.V41]" office:value-type="float" office:value="0" calcext:value-type="float">
            <text:p>0</text:p>
          </table:table-cell>
          <table:table-cell table:formula="of:=[.U41]-[.W4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202407" calcext:value-type="float">
            <text:p>202407</text:p>
          </table:table-cell>
          <table:table-cell office:value-type="float" office:value="75000" calcext:value-type="float">
            <text:p>75000</text:p>
          </table:table-cell>
          <table:table-cell table:formula="of:=[.L41]+[.K42]"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table:formula="of:=[.N41]+[.M42]" office:value-type="float" office:value="7200" calcext:value-type="float">
            <text:p>7200</text:p>
          </table:table-cell>
          <table:table-cell table:formula="of:=[.L42]-[.N42]" office:value-type="float" office:value="142800" calcext:value-type="float">
            <text:p>1428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0" calcext:value-type="float">
            <text:p>0</text:p>
          </table:table-cell>
          <table:table-cell table:formula="of:=[.U41]+[.T4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41]+[.V42]" office:value-type="float" office:value="0" calcext:value-type="float">
            <text:p>0</text:p>
          </table:table-cell>
          <table:table-cell table:formula="of:=[.U42]-[.W4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202408" calcext:value-type="float">
            <text:p>202408</text:p>
          </table:table-cell>
          <table:table-cell office:value-type="float" office:value="75000" calcext:value-type="float">
            <text:p>75000</text:p>
          </table:table-cell>
          <table:table-cell table:formula="of:=[.L42]+[.K43]" office:value-type="float" office:value="225000" calcext:value-type="float">
            <text:p>225000</text:p>
          </table:table-cell>
          <table:table-cell office:value-type="float" office:value="0" calcext:value-type="float">
            <text:p>0</text:p>
          </table:table-cell>
          <table:table-cell table:formula="of:=[.N42]+[.M43]" office:value-type="float" office:value="7200" calcext:value-type="float">
            <text:p>7200</text:p>
          </table:table-cell>
          <table:table-cell table:formula="of:=[.L43]-[.N43]" office:value-type="float" office:value="217800" calcext:value-type="float">
            <text:p>2178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0" calcext:value-type="float">
            <text:p>0</text:p>
          </table:table-cell>
          <table:table-cell table:formula="of:=[.U42]+[.T4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W42]+[.V43]" office:value-type="float" office:value="0" calcext:value-type="float">
            <text:p>0</text:p>
          </table:table-cell>
          <table:table-cell table:formula="of:=[.U43]-[.W4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202409" calcext:value-type="float">
            <text:p>202409</text:p>
          </table:table-cell>
          <table:table-cell office:value-type="float" office:value="75000" calcext:value-type="float">
            <text:p>75000</text:p>
          </table:table-cell>
          <table:table-cell table:formula="of:=[.L43]+[.K44]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table:formula="of:=[.N43]+[.M44]" office:value-type="float" office:value="7200" calcext:value-type="float">
            <text:p>7200</text:p>
          </table:table-cell>
          <table:table-cell table:formula="of:=[.L44]-[.N44]" office:value-type="float" office:value="292800" calcext:value-type="float">
            <text:p>2928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0" calcext:value-type="float">
            <text:p>0</text:p>
          </table:table-cell>
          <table:table-cell table:formula="of:=[.U43]+[.T44]" office:value-type="float" office:value="0" calcext:value-type="float">
            <text:p>0</text:p>
          </table:table-cell>
          <table:table-cell office:value-type="float" office:value="72400" calcext:value-type="float">
            <text:p>72400</text:p>
          </table:table-cell>
          <table:table-cell table:formula="of:=[.W43]+[.V44]" office:value-type="float" office:value="72400" calcext:value-type="float">
            <text:p>72400</text:p>
          </table:table-cell>
          <table:table-cell table:formula="of:=[.U44]-[.W44]" office:value-type="float" office:value="-72400" calcext:value-type="float">
            <text:p>-72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202410" calcext:value-type="float">
            <text:p>202410</text:p>
          </table:table-cell>
          <table:table-cell office:value-type="float" office:value="75000" calcext:value-type="float">
            <text:p>75000</text:p>
          </table:table-cell>
          <table:table-cell table:formula="of:=[.L44]+[.K45]" office:value-type="float" office:value="375000" calcext:value-type="float">
            <text:p>375000</text:p>
          </table:table-cell>
          <table:table-cell table:style-name="ce5" office:value-type="float" office:value="0" calcext:value-type="float">
            <text:p>0</text:p>
          </table:table-cell>
          <table:table-cell table:formula="of:=[.N44]+[.M45]" office:value-type="float" office:value="7200" calcext:value-type="float">
            <text:p>7200</text:p>
          </table:table-cell>
          <table:table-cell table:formula="of:=[.L45]-[.N45]" office:value-type="float" office:value="367800" calcext:value-type="float">
            <text:p>3678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02410" calcext:value-type="float">
            <text:p>202410</text:p>
          </table:table-cell>
          <table:table-cell office:value-type="float" office:value="85000" calcext:value-type="float">
            <text:p>85000</text:p>
          </table:table-cell>
          <table:table-cell table:formula="of:=[.U44]+[.T45]" office:value-type="float" office:value="85000" calcext:value-type="float">
            <text:p>85000</text:p>
          </table:table-cell>
          <table:table-cell table:style-name="ce5" office:value-type="float" office:value="45639.12" calcext:value-type="float">
            <text:p>45639.12</text:p>
          </table:table-cell>
          <table:table-cell table:formula="of:=[.W44]+[.V45]" office:value-type="float" office:value="118039.12" calcext:value-type="float">
            <text:p>118039.12</text:p>
          </table:table-cell>
          <table:table-cell table:formula="of:=[.U45]-[.W45]" office:value-type="float" office:value="-33039.12" calcext:value-type="float">
            <text:p>-33039.12</text:p>
          </table:table-cell>
          <table:table-cell office:value-type="float" office:value="0" calcext:value-type="float">
            <text:p>0</text:p>
          </table:table-cell>
          <table:table-cell office:value-type="float" office:value="85000" calcext:value-type="float">
            <text:p>85000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202411" calcext:value-type="float">
            <text:p>202411</text:p>
          </table:table-cell>
          <table:table-cell office:value-type="float" office:value="75000" calcext:value-type="float">
            <text:p>75000</text:p>
          </table:table-cell>
          <table:table-cell table:formula="of:=[.L45]+[.K46]" office:value-type="float" office:value="450000" calcext:value-type="float">
            <text:p>450000</text:p>
          </table:table-cell>
          <table:table-cell table:style-name="ce5" office:value-type="float" office:value="12006.05" calcext:value-type="float">
            <text:p>12006.05</text:p>
          </table:table-cell>
          <table:table-cell table:formula="of:=[.N45]+[.M46]" office:value-type="float" office:value="19206.05" calcext:value-type="float">
            <text:p>19206.05</text:p>
          </table:table-cell>
          <table:table-cell table:formula="of:=[.L46]-[.N46]" office:value-type="float" office:value="430793.95" calcext:value-type="float">
            <text:p>430793.9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02411" calcext:value-type="float">
            <text:p>202411</text:p>
          </table:table-cell>
          <table:table-cell office:value-type="float" office:value="0" calcext:value-type="float">
            <text:p>0</text:p>
          </table:table-cell>
          <table:table-cell table:formula="of:=[.U45]+[.T46]" office:value-type="float" office:value="85000" calcext:value-type="float">
            <text:p>85000</text:p>
          </table:table-cell>
          <table:table-cell table:style-name="ce5" office:value-type="float" office:value="0" calcext:value-type="float">
            <text:p>0</text:p>
          </table:table-cell>
          <table:table-cell table:formula="of:=[.W45]+[.V46]" office:value-type="float" office:value="118039.12" calcext:value-type="float">
            <text:p>118039.12</text:p>
          </table:table-cell>
          <table:table-cell table:formula="of:=[.U46]-[.W46]" office:value-type="float" office:value="-33039.12" calcext:value-type="float">
            <text:p>-33039.1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202412" calcext:value-type="float">
            <text:p>202412</text:p>
          </table:table-cell>
          <table:table-cell office:value-type="float" office:value="75000" calcext:value-type="float">
            <text:p>75000</text:p>
          </table:table-cell>
          <table:table-cell table:formula="of:=[.L46]+[.K47]" office:value-type="float" office:value="525000" calcext:value-type="float">
            <text:p>525000</text:p>
          </table:table-cell>
          <table:table-cell table:style-name="ce5" office:value-type="float" office:value="639.4" calcext:value-type="float">
            <text:p>639.4</text:p>
          </table:table-cell>
          <table:table-cell table:formula="of:=[.N46]+[.M47]" office:value-type="float" office:value="19845.45" calcext:value-type="float">
            <text:p>19845.45</text:p>
          </table:table-cell>
          <table:table-cell table:formula="of:=[.L47]-[.N47]" office:value-type="float" office:value="505154.55" calcext:value-type="float">
            <text:p>505154.5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02412" calcext:value-type="float">
            <text:p>202412</text:p>
          </table:table-cell>
          <table:table-cell office:value-type="float" office:value="0" calcext:value-type="float">
            <text:p>0</text:p>
          </table:table-cell>
          <table:table-cell table:formula="of:=[.U46]+[.T47]" office:value-type="float" office:value="85000" calcext:value-type="float">
            <text:p>85000</text:p>
          </table:table-cell>
          <table:table-cell table:style-name="ce5" office:value-type="float" office:value="0" calcext:value-type="float">
            <text:p>0</text:p>
          </table:table-cell>
          <table:table-cell table:formula="of:=[.W46]+[.V47]" office:value-type="float" office:value="118039.12" calcext:value-type="float">
            <text:p>118039.12</text:p>
          </table:table-cell>
          <table:table-cell table:formula="of:=[.U47]-[.W47]" office:value-type="float" office:value="-33039.12" calcext:value-type="float">
            <text:p>-33039.1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202501" calcext:value-type="float">
            <text:p>202501</text:p>
          </table:table-cell>
          <table:table-cell office:value-type="float" office:value="75000" calcext:value-type="float">
            <text:p>75000</text:p>
          </table:table-cell>
          <table:table-cell table:formula="of:=[.L47]+[.K48]" office:value-type="float" office:value="600000" calcext:value-type="float">
            <text:p>600000</text:p>
          </table:table-cell>
          <table:table-cell office:value-type="float" office:value="67.9" calcext:value-type="float">
            <text:p>67.9</text:p>
          </table:table-cell>
          <table:table-cell table:formula="of:=[.N47]+[.M48]" office:value-type="float" office:value="19913.35" calcext:value-type="float">
            <text:p>19913.35</text:p>
          </table:table-cell>
          <table:table-cell table:formula="of:=[.L48]-[.N48]" office:value-type="float" office:value="580086.65" calcext:value-type="float">
            <text:p>580086.65</text:p>
          </table:table-cell>
          <table:table-cell table:style-name="ce4" table:formula="of:=[.N48]-[.L48]" office:value-type="float" office:value="-580086.65" calcext:value-type="float">
            <text:p>-580086.65</text:p>
          </table:table-cell>
          <table:table-cell table:formula="of:=[.P48]+[.K48]" office:value-type="float" office:value="-505086.65" calcext:value-type="float">
            <text:p>-505086.65</text:p>
          </table:table-cell>
          <table:table-cell/>
          <table:table-cell office:value-type="float" office:value="202501" calcext:value-type="float">
            <text:p>202501</text:p>
          </table:table-cell>
          <table:table-cell office:value-type="float" office:value="92500" calcext:value-type="float">
            <text:p>92500</text:p>
          </table:table-cell>
          <table:table-cell table:formula="of:=[.U47]+[.T48]" office:value-type="float" office:value="177500" calcext:value-type="float">
            <text:p>177500</text:p>
          </table:table-cell>
          <table:table-cell office:value-type="float" office:value="30024.38" calcext:value-type="float">
            <text:p>30024.38</text:p>
          </table:table-cell>
          <table:table-cell table:formula="of:=[.W47]+[.V48]" office:value-type="float" office:value="148063.5" calcext:value-type="float">
            <text:p>148063.5</text:p>
          </table:table-cell>
          <table:table-cell table:formula="of:=[.U48]-[.W48]" office:value-type="float" office:value="29436.5" calcext:value-type="float">
            <text:p>29436.5</text:p>
          </table:table-cell>
          <table:table-cell table:style-name="ce4" table:formula="of:=[.W48]-[.U48]" office:value-type="float" office:value="-29436.5" calcext:value-type="float">
            <text:p>-29436.5</text:p>
          </table:table-cell>
          <table:table-cell table:formula="of:=[.Y48]+[.T48]" office:value-type="float" office:value="63063.5" calcext:value-type="float">
            <text:p>63063.5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202502" calcext:value-type="float">
            <text:p>202502</text:p>
          </table:table-cell>
          <table:table-cell table:style-name="ce8" office:value-type="float" office:value="75000" calcext:value-type="float">
            <text:p>75000</text:p>
          </table:table-cell>
          <table:table-cell table:formula="of:=[.L48]+[.K49]" office:value-type="float" office:value="675000" calcext:value-type="float">
            <text:p>6750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P48]*-1" office:value-type="float" office:value="580086.65" calcext:value-type="float">
            <text:p>580086.65</text:p>
          </table:table-cell>
          <table:table-cell table:formula="of:=[.K49]+[.P49]" office:value-type="float" office:value="655086.65" calcext:value-type="float">
            <text:p>655086.65</text:p>
          </table:table-cell>
          <table:table-cell/>
          <table:table-cell office:value-type="float" office:value="202502" calcext:value-type="float">
            <text:p>202502</text:p>
          </table:table-cell>
          <table:table-cell table:style-name="ce8" office:value-type="float" office:value="0" calcext:value-type="float">
            <text:p>0</text:p>
          </table:table-cell>
          <table:table-cell table:formula="of:=[.U48]+[.T49]" office:value-type="float" office:value="177500" calcext:value-type="float">
            <text:p>17750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Y48]*-1" office:value-type="float" office:value="29436.5" calcext:value-type="float">
            <text:p>29436.5</text:p>
          </table:table-cell>
          <table:table-cell table:formula="of:=[.T49]+[.Y49]" office:value-type="float" office:value="29436.5" calcext:value-type="float">
            <text:p>29436.5</text:p>
          </table:table-cell>
          <table:table-cell table:number-columns-repeated="12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10"/>
          <table:table-cell table:formula="of:=SUM([.K41:.K49])" office:value-type="float" office:value="675000" calcext:value-type="float">
            <text:p>675000</text:p>
          </table:table-cell>
          <table:table-cell/>
          <table:table-cell table:formula="of:=SUM([.M41:.M50])" office:value-type="float" office:value="19913.35" calcext:value-type="float">
            <text:p>19913.35</text:p>
          </table:table-cell>
          <table:table-cell table:number-columns-repeated="2"/>
          <table:table-cell table:formula="of:=SUM([.P41:.P49])" office:value-type="float" office:value="0" calcext:value-type="float">
            <text:p>0</text:p>
          </table:table-cell>
          <table:table-cell table:formula="of:=SUM([.Q40:.Q49])" office:value-type="float" office:value="675000" calcext:value-type="float">
            <text:p>675000</text:p>
          </table:table-cell>
          <table:table-cell table:number-columns-repeated="2"/>
          <table:table-cell table:formula="of:=SUM([.T41:.T49])" office:value-type="float" office:value="177500" calcext:value-type="float">
            <text:p>177500</text:p>
          </table:table-cell>
          <table:table-cell/>
          <table:table-cell table:formula="of:=SUM([.V41:.V50])" office:value-type="float" office:value="148063.5" calcext:value-type="float">
            <text:p>148063.5</text:p>
          </table:table-cell>
          <table:table-cell table:number-columns-repeated="2"/>
          <table:table-cell table:formula="of:=SUM([.Y41:.Y49])" office:value-type="float" office:value="0" calcext:value-type="float">
            <text:p>0</text:p>
          </table:table-cell>
          <table:table-cell table:formula="of:=SUM([.Z40:.Z49])" office:value-type="float" office:value="177500" calcext:value-type="float">
            <text:p>177500</text:p>
          </table:table-cell>
          <table:table-cell table:number-columns-repeated="12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12"/>
          <table:table-cell table:formula="of:=[.K51]-[.M51]" office:value-type="float" office:value="655086.65" calcext:value-type="float">
            <text:p>655086.65</text:p>
          </table:table-cell>
          <table:table-cell table:number-columns-repeated="8"/>
          <table:table-cell table:formula="of:=[.T51]-[.V51]" office:value-type="float" office:value="29436.5" calcext:value-type="float">
            <text:p>29436.5</text:p>
          </table:table-cell>
          <table:table-cell table:number-columns-repeated="16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7"/>
          <table:table-cell table:style-name="ce5" office:value-type="float" office:value="33010.41" calcext:value-type="float">
            <text:p>33010.41</text:p>
          </table:table-cell>
          <table:table-cell/>
          <table:table-cell table:style-name="ce7" office:value-type="float" office:value="11888" calcext:value-type="float">
            <text:p>11888</text:p>
          </table:table-cell>
          <table:table-cell table:number-columns-repeated="8"/>
          <table:table-cell table:style-name="ce10" office:value-type="float" office:value="15258" calcext:value-type="float">
            <text:p>15258</text:p>
          </table:table-cell>
          <table:table-cell table:number-columns-repeated="19"/>
        </table:table-row>
        <table:table-row table:style-name="ro1">
          <table:table-cell table:number-columns-repeated="9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48704.95" calcext:value-type="float">
            <text:p>48704.95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202406" calcext:value-type="float">
            <text:p>202406</text:p>
          </table:table-cell>
          <table:table-cell office:value-type="float" office:value="30000" calcext:value-type="float">
            <text:p>30000</text:p>
          </table:table-cell>
          <table:table-cell table:formula="of:=[.L57]+[.K58]" office:value-type="float" office:value="30000" calcext:value-type="float">
            <text:p>30000</text:p>
          </table:table-cell>
          <table:table-cell office:value-type="float" office:value="34811.07" calcext:value-type="float">
            <text:p>34811.07</text:p>
          </table:table-cell>
          <table:table-cell table:formula="of:=[.N57]+[.M58]" office:value-type="float" office:value="34811.07" calcext:value-type="float">
            <text:p>34811.07</text:p>
          </table:table-cell>
          <table:table-cell table:formula="of:=[.L58]-[.N58]" office:value-type="float" office:value="-4811.07" calcext:value-type="float">
            <text:p>-4811.07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02406" calcext:value-type="float">
            <text:p>202406</text:p>
          </table:table-cell>
          <table:table-cell office:value-type="float" office:value="14375" calcext:value-type="float">
            <text:p>14375</text:p>
          </table:table-cell>
          <table:table-cell table:formula="of:=[.U57]+[.T58]" office:value-type="float" office:value="14375" calcext:value-type="float">
            <text:p>14375</text:p>
          </table:table-cell>
          <table:table-cell office:value-type="float" office:value="55" calcext:value-type="float">
            <text:p>55</text:p>
          </table:table-cell>
          <table:table-cell table:formula="of:=[.W57]+[.V58]" office:value-type="float" office:value="55" calcext:value-type="float">
            <text:p>55</text:p>
          </table:table-cell>
          <table:table-cell table:formula="of:=[.U58]-[.W58]" office:value-type="float" office:value="14320" calcext:value-type="float">
            <text:p>14320</text:p>
          </table:table-cell>
          <table:table-cell office:value-type="float" office:value="0" calcext:value-type="float">
            <text:p>0</text:p>
          </table:table-cell>
          <table:table-cell office:value-type="float" office:value="14375" calcext:value-type="float">
            <text:p>14375</text:p>
          </table:table-cell>
          <table:table-cell/>
          <table:table-cell table:number-columns-repeated="2" office:value-type="float" office:value="14375" calcext:value-type="float">
            <text:p>14375</text:p>
          </table:table-cell>
          <table:table-cell table:number-columns-repeated="2"/>
          <table:table-cell office:value-type="float" office:value="14375" calcext:value-type="float">
            <text:p>1437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2407" calcext:value-type="float">
            <text:p>202407</text:p>
          </table:table-cell>
          <table:table-cell office:value-type="float" office:value="30000" calcext:value-type="float">
            <text:p>30000</text:p>
          </table:table-cell>
          <table:table-cell table:formula="of:=[.L58]+[.K59]" office:value-type="float" office:value="60000" calcext:value-type="float">
            <text:p>60000</text:p>
          </table:table-cell>
          <table:table-cell office:value-type="float" office:value="58535" calcext:value-type="float">
            <text:p>58535</text:p>
          </table:table-cell>
          <table:table-cell table:formula="of:=[.N58]+[.M59]" office:value-type="float" office:value="93346.07" calcext:value-type="float">
            <text:p>93346.07</text:p>
          </table:table-cell>
          <table:table-cell table:formula="of:=[.L59]-[.N59]" office:value-type="float" office:value="-33346.07" calcext:value-type="float">
            <text:p>-33346.07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02407" calcext:value-type="float">
            <text:p>202407</text:p>
          </table:table-cell>
          <table:table-cell office:value-type="float" office:value="40475" calcext:value-type="float">
            <text:p>40475</text:p>
          </table:table-cell>
          <table:table-cell table:formula="of:=[.U58]+[.T59]" office:value-type="float" office:value="54850" calcext:value-type="float">
            <text:p>54850</text:p>
          </table:table-cell>
          <table:table-cell office:value-type="float" office:value="12033.01" calcext:value-type="float">
            <text:p>12033.01</text:p>
          </table:table-cell>
          <table:table-cell table:formula="of:=[.W58]+[.V59]" office:value-type="float" office:value="12088.01" calcext:value-type="float">
            <text:p>12088.01</text:p>
          </table:table-cell>
          <table:table-cell table:formula="of:=[.U59]-[.W59]" office:value-type="float" office:value="42761.99" calcext:value-type="float">
            <text:p>42761.99</text:p>
          </table:table-cell>
          <table:table-cell office:value-type="float" office:value="0" calcext:value-type="float">
            <text:p>0</text:p>
          </table:table-cell>
          <table:table-cell office:value-type="float" office:value="40475" calcext:value-type="float">
            <text:p>40475</text:p>
          </table:table-cell>
          <table:table-cell/>
          <table:table-cell table:number-columns-repeated="2" office:value-type="float" office:value="40475" calcext:value-type="float">
            <text:p>40475</text:p>
          </table:table-cell>
          <table:table-cell table:number-columns-repeated="2"/>
          <table:table-cell office:value-type="float" office:value="14375" calcext:value-type="float">
            <text:p>1437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2408" calcext:value-type="float">
            <text:p>202408</text:p>
          </table:table-cell>
          <table:table-cell office:value-type="float" office:value="30000" calcext:value-type="float">
            <text:p>30000</text:p>
          </table:table-cell>
          <table:table-cell table:formula="of:=[.L59]+[.K60]" office:value-type="float" office:value="90000" calcext:value-type="float">
            <text:p>90000</text:p>
          </table:table-cell>
          <table:table-cell office:value-type="float" office:value="19247.6" calcext:value-type="float">
            <text:p>19247.6</text:p>
          </table:table-cell>
          <table:table-cell table:formula="of:=[.N59]+[.M60]" office:value-type="float" office:value="112593.67" calcext:value-type="float">
            <text:p>112593.67</text:p>
          </table:table-cell>
          <table:table-cell table:formula="of:=[.L60]-[.N60]" office:value-type="float" office:value="-22593.67" calcext:value-type="float">
            <text:p>-22593.67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02408" calcext:value-type="float">
            <text:p>202408</text:p>
          </table:table-cell>
          <table:table-cell office:value-type="float" office:value="24375" calcext:value-type="float">
            <text:p>24375</text:p>
          </table:table-cell>
          <table:table-cell table:formula="of:=[.U59]+[.T60]" office:value-type="float" office:value="79225" calcext:value-type="float">
            <text:p>79225</text:p>
          </table:table-cell>
          <table:table-cell office:value-type="float" office:value="6435.65" calcext:value-type="float">
            <text:p>6435.65</text:p>
          </table:table-cell>
          <table:table-cell table:formula="of:=[.W59]+[.V60]" office:value-type="float" office:value="18523.66" calcext:value-type="float">
            <text:p>18523.66</text:p>
          </table:table-cell>
          <table:table-cell table:formula="of:=[.U60]-[.W60]" office:value-type="float" office:value="60701.34" calcext:value-type="float">
            <text:p>60701.34</text:p>
          </table:table-cell>
          <table:table-cell office:value-type="float" office:value="0" calcext:value-type="float">
            <text:p>0</text:p>
          </table:table-cell>
          <table:table-cell office:value-type="float" office:value="24375" calcext:value-type="float">
            <text:p>24375</text:p>
          </table:table-cell>
          <table:table-cell/>
          <table:table-cell office:value-type="float" office:value="24375" calcext:value-type="float">
            <text:p>24375</text:p>
          </table:table-cell>
          <table:table-cell office:value-type="float" office:value="6961.39" calcext:value-type="float">
            <text:p>6961.39</text:p>
          </table:table-cell>
          <table:table-cell table:number-columns-repeated="2"/>
          <table:table-cell office:value-type="float" office:value="14375" calcext:value-type="float">
            <text:p>1437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2409" calcext:value-type="float">
            <text:p>202409</text:p>
          </table:table-cell>
          <table:table-cell office:value-type="float" office:value="30000" calcext:value-type="float">
            <text:p>30000</text:p>
          </table:table-cell>
          <table:table-cell table:formula="of:=[.L60]+[.K61]" office:value-type="float" office:value="120000" calcext:value-type="float">
            <text:p>120000</text:p>
          </table:table-cell>
          <table:table-cell office:value-type="float" office:value="61908.47" calcext:value-type="float">
            <text:p>61908.47</text:p>
          </table:table-cell>
          <table:table-cell table:formula="of:=[.N60]+[.M61]" office:value-type="float" office:value="174502.14" calcext:value-type="float">
            <text:p>174502.14</text:p>
          </table:table-cell>
          <table:table-cell table:formula="of:=[.L61]-[.N61]" office:value-type="float" office:value="-54502.14" calcext:value-type="float">
            <text:p>-54502.14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02409" calcext:value-type="float">
            <text:p>202409</text:p>
          </table:table-cell>
          <table:table-cell office:value-type="float" office:value="14375" calcext:value-type="float">
            <text:p>14375</text:p>
          </table:table-cell>
          <table:table-cell table:formula="of:=[.U60]+[.T61]" office:value-type="float" office:value="93600" calcext:value-type="float">
            <text:p>93600</text:p>
          </table:table-cell>
          <table:table-cell office:value-type="float" office:value="5217" calcext:value-type="float">
            <text:p>5217</text:p>
          </table:table-cell>
          <table:table-cell table:formula="of:=[.W60]+[.V61]" office:value-type="float" office:value="23740.66" calcext:value-type="float">
            <text:p>23740.66</text:p>
          </table:table-cell>
          <table:table-cell table:formula="of:=[.U61]-[.W61]" office:value-type="float" office:value="69859.34" calcext:value-type="float">
            <text:p>69859.34</text:p>
          </table:table-cell>
          <table:table-cell office:value-type="float" office:value="0" calcext:value-type="float">
            <text:p>0</text:p>
          </table:table-cell>
          <table:table-cell office:value-type="float" office:value="14375" calcext:value-type="float">
            <text:p>14375</text:p>
          </table:table-cell>
          <table:table-cell/>
          <table:table-cell office:value-type="float" office:value="14375" calcext:value-type="float">
            <text:p>14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75" calcext:value-type="float">
            <text:p>1437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2410" calcext:value-type="float">
            <text:p>202410</text:p>
          </table:table-cell>
          <table:table-cell office:value-type="float" office:value="30000" calcext:value-type="float">
            <text:p>30000</text:p>
          </table:table-cell>
          <table:table-cell table:formula="of:=[.L61]+[.K62]" office:value-type="float" office:value="150000" calcext:value-type="float">
            <text:p>150000</text:p>
          </table:table-cell>
          <table:table-cell table:style-name="ce5" office:value-type="float" office:value="34308.7" calcext:value-type="float">
            <text:p>34308.7</text:p>
          </table:table-cell>
          <table:table-cell table:formula="of:=[.N61]+[.M62]" office:value-type="float" office:value="208810.84" calcext:value-type="float">
            <text:p>208810.84</text:p>
          </table:table-cell>
          <table:table-cell table:formula="of:=[.L62]-[.N62]" office:value-type="float" office:value="-58810.84" calcext:value-type="float">
            <text:p>-58810.84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02410" calcext:value-type="float">
            <text:p>202410</text:p>
          </table:table-cell>
          <table:table-cell office:value-type="float" office:value="14375" calcext:value-type="float">
            <text:p>14375</text:p>
          </table:table-cell>
          <table:table-cell table:formula="of:=[.U61]+[.T62]" office:value-type="float" office:value="107975" calcext:value-type="float">
            <text:p>107975</text:p>
          </table:table-cell>
          <table:table-cell table:style-name="ce5" office:value-type="float" office:value="16203.18" calcext:value-type="float">
            <text:p>16203.18</text:p>
          </table:table-cell>
          <table:table-cell table:formula="of:=[.W61]+[.V62]" office:value-type="float" office:value="39943.84" calcext:value-type="float">
            <text:p>39943.84</text:p>
          </table:table-cell>
          <table:table-cell table:formula="of:=[.U62]-[.W62]" office:value-type="float" office:value="68031.16" calcext:value-type="float">
            <text:p>68031.16</text:p>
          </table:table-cell>
          <table:table-cell office:value-type="float" office:value="0" calcext:value-type="float">
            <text:p>0</text:p>
          </table:table-cell>
          <table:table-cell office:value-type="float" office:value="14375" calcext:value-type="float">
            <text:p>14375</text:p>
          </table:table-cell>
          <table:table-cell/>
          <table:table-cell office:value-type="float" office:value="14375" calcext:value-type="float">
            <text:p>14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375" calcext:value-type="float">
            <text:p>2437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2411" calcext:value-type="float">
            <text:p>202411</text:p>
          </table:table-cell>
          <table:table-cell office:value-type="float" office:value="30000" calcext:value-type="float">
            <text:p>30000</text:p>
          </table:table-cell>
          <table:table-cell table:formula="of:=[.L62]+[.K63]" office:value-type="float" office:value="180000" calcext:value-type="float">
            <text:p>180000</text:p>
          </table:table-cell>
          <table:table-cell table:style-name="ce5" office:value-type="float" office:value="35286.09" calcext:value-type="float">
            <text:p>35286.09</text:p>
          </table:table-cell>
          <table:table-cell table:formula="of:=[.N62]+[.M63]" office:value-type="float" office:value="244096.93" calcext:value-type="float">
            <text:p>244096.93</text:p>
          </table:table-cell>
          <table:table-cell table:formula="of:=[.L63]-[.N63]" office:value-type="float" office:value="-64096.93" calcext:value-type="float">
            <text:p>-64096.9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02411" calcext:value-type="float">
            <text:p>202411</text:p>
          </table:table-cell>
          <table:table-cell office:value-type="float" office:value="14375" calcext:value-type="float">
            <text:p>14375</text:p>
          </table:table-cell>
          <table:table-cell table:formula="of:=[.U62]+[.T63]" office:value-type="float" office:value="122350" calcext:value-type="float">
            <text:p>122350</text:p>
          </table:table-cell>
          <table:table-cell table:style-name="ce5" office:value-type="float" office:value="3281.4" calcext:value-type="float">
            <text:p>3281.4</text:p>
          </table:table-cell>
          <table:table-cell table:formula="of:=[.W62]+[.V63]" office:value-type="float" office:value="43225.24" calcext:value-type="float">
            <text:p>43225.24</text:p>
          </table:table-cell>
          <table:table-cell table:formula="of:=[.U63]-[.W63]" office:value-type="float" office:value="79124.76" calcext:value-type="float">
            <text:p>79124.7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375" calcext:value-type="float">
            <text:p>14375</text:p>
          </table:table-cell>
          <table:table-cell/>
          <table:table-cell office:value-type="float" office:value="14375" calcext:value-type="float">
            <text:p>14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475" calcext:value-type="float">
            <text:p>4047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2412" calcext:value-type="float">
            <text:p>202412</text:p>
          </table:table-cell>
          <table:table-cell office:value-type="float" office:value="30000" calcext:value-type="float">
            <text:p>30000</text:p>
          </table:table-cell>
          <table:table-cell table:formula="of:=[.L63]+[.K64]" office:value-type="float" office:value="210000" calcext:value-type="float">
            <text:p>210000</text:p>
          </table:table-cell>
          <table:table-cell table:style-name="ce5" office:value-type="float" office:value="1500.99" calcext:value-type="float">
            <text:p>1500.99</text:p>
          </table:table-cell>
          <table:table-cell table:formula="of:=[.N63]+[.M64]" office:value-type="float" office:value="245597.92" calcext:value-type="float">
            <text:p>245597.92</text:p>
          </table:table-cell>
          <table:table-cell table:formula="of:=[.L64]-[.N64]" office:value-type="float" office:value="-35597.92" calcext:value-type="float">
            <text:p>-35597.9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02412" calcext:value-type="float">
            <text:p>202412</text:p>
          </table:table-cell>
          <table:table-cell office:value-type="float" office:value="14375" calcext:value-type="float">
            <text:p>14375</text:p>
          </table:table-cell>
          <table:table-cell table:formula="of:=[.U63]+[.T64]" office:value-type="float" office:value="136725" calcext:value-type="float">
            <text:p>136725</text:p>
          </table:table-cell>
          <table:table-cell table:style-name="ce5" office:value-type="float" office:value="15164.96" calcext:value-type="float">
            <text:p>15164.96</text:p>
          </table:table-cell>
          <table:table-cell table:formula="of:=[.W63]+[.V64]" office:value-type="float" office:value="58390.2" calcext:value-type="float">
            <text:p>58390.2</text:p>
          </table:table-cell>
          <table:table-cell table:formula="of:=[.U64]-[.W64]" office:value-type="float" office:value="78334.8" calcext:value-type="float">
            <text:p>78334.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375" calcext:value-type="float">
            <text:p>14375</text:p>
          </table:table-cell>
          <table:table-cell/>
          <table:table-cell office:value-type="float" office:value="14375" calcext:value-type="float">
            <text:p>14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75" calcext:value-type="float">
            <text:p>1437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2501" calcext:value-type="float">
            <text:p>202501</text:p>
          </table:table-cell>
          <table:table-cell office:value-type="float" office:value="30000" calcext:value-type="float">
            <text:p>30000</text:p>
          </table:table-cell>
          <table:table-cell table:formula="of:=[.L64]+[.K65]" office:value-type="float" office:value="240000" calcext:value-type="float">
            <text:p>240000</text:p>
          </table:table-cell>
          <table:table-cell office:value-type="float" office:value="1500.99" calcext:value-type="float">
            <text:p>1500.99</text:p>
          </table:table-cell>
          <table:table-cell table:formula="of:=[.N64]+[.M65]" office:value-type="float" office:value="247098.91" calcext:value-type="float">
            <text:p>247098.91</text:p>
          </table:table-cell>
          <table:table-cell table:formula="of:=[.L65]-[.N65]" office:value-type="float" office:value="-7098.91" calcext:value-type="float">
            <text:p>-7098.91</text:p>
          </table:table-cell>
          <table:table-cell table:style-name="ce4" table:formula="of:=[.N65]-[.L65]" office:value-type="float" office:value="7098.91" calcext:value-type="float">
            <text:p>7098.91</text:p>
          </table:table-cell>
          <table:table-cell table:formula="of:=[.P65]+[.K65]" office:value-type="float" office:value="37098.91" calcext:value-type="float">
            <text:p>37098.91</text:p>
          </table:table-cell>
          <table:table-cell/>
          <table:table-cell office:value-type="float" office:value="202501" calcext:value-type="float">
            <text:p>202501</text:p>
          </table:table-cell>
          <table:table-cell office:value-type="float" office:value="24375" calcext:value-type="float">
            <text:p>24375</text:p>
          </table:table-cell>
          <table:table-cell table:formula="of:=[.U64]+[.T65]" office:value-type="float" office:value="161100" calcext:value-type="float">
            <text:p>161100</text:p>
          </table:table-cell>
          <table:table-cell office:value-type="float" office:value="3421.19" calcext:value-type="float">
            <text:p>3421.19</text:p>
          </table:table-cell>
          <table:table-cell table:formula="of:=[.W64]+[.V65]" office:value-type="float" office:value="61811.39" calcext:value-type="float">
            <text:p>61811.39</text:p>
          </table:table-cell>
          <table:table-cell table:formula="of:=[.U65]-[.W65]" office:value-type="float" office:value="99288.61" calcext:value-type="float">
            <text:p>99288.61</text:p>
          </table:table-cell>
          <table:table-cell table:style-name="ce11" table:formula="of:=[.W65]-[.U65]" office:value-type="float" office:value="-99288.61" calcext:value-type="float">
            <text:p>-99288.61</text:p>
          </table:table-cell>
          <table:table-cell table:formula="of:=[.Y65]+[.T65]" office:value-type="float" office:value="-74913.61" calcext:value-type="float">
            <text:p>-74913.61</text:p>
          </table:table-cell>
          <table:table-cell/>
          <table:table-cell office:value-type="float" office:value="-74913.61" calcext:value-type="float">
            <text:p>-74913.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75" calcext:value-type="float">
            <text:p>14375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02502" calcext:value-type="float">
            <text:p>202502</text:p>
          </table:table-cell>
          <table:table-cell office:value-type="float" office:value="30000" calcext:value-type="float">
            <text:p>30000</text:p>
          </table:table-cell>
          <table:table-cell table:formula="of:=[.L65]+[.K66]" office:value-type="float" office:value="270000" calcext:value-type="float">
            <text:p>270000</text:p>
          </table:table-cell>
          <table:table-cell table:style-name="ce9" office:value-type="float" office:value="3956" calcext:value-type="float">
            <text:p>39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P65]*-1" office:value-type="float" office:value="-7098.91" calcext:value-type="float">
            <text:p>-7098.91</text:p>
          </table:table-cell>
          <table:table-cell table:formula="of:=[.K66]+[.P66]" office:value-type="float" office:value="22901.09" calcext:value-type="float">
            <text:p>22901.09</text:p>
          </table:table-cell>
          <table:table-cell/>
          <table:table-cell office:value-type="float" office:value="202502" calcext:value-type="float">
            <text:p>202502</text:p>
          </table:table-cell>
          <table:table-cell office:value-type="float" office:value="14375" calcext:value-type="float">
            <text:p>14375</text:p>
          </table:table-cell>
          <table:table-cell table:formula="of:=[.U65]+[.T66]" office:value-type="float" office:value="175475" calcext:value-type="float">
            <text:p>17547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Y65]*-1" office:value-type="float" office:value="99288.61" calcext:value-type="float">
            <text:p>99288.61</text:p>
          </table:table-cell>
          <table:table-cell table:formula="of:=[.T66]+[.Y66]" office:value-type="float" office:value="113663.61" calcext:value-type="float">
            <text:p>113663.61</text:p>
          </table:table-cell>
          <table:table-cell/>
          <table:table-cell table:number-columns-repeated="2" office:value-type="float" office:value="113663.61" calcext:value-type="float">
            <text:p>113663.61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31"/>
          <table:table-cell office:value-type="float" office:value="44385" calcext:value-type="float">
            <text:p>44385</text:p>
          </table:table-cell>
          <table:table-cell table:number-columns-repeated="6"/>
        </table:table-row>
        <table:table-row table:style-name="ro1">
          <table:table-cell table:number-columns-repeated="10"/>
          <table:table-cell table:formula="of:=SUM([.K58:.K66])" office:value-type="float" office:value="270000" calcext:value-type="float">
            <text:p>270000</text:p>
          </table:table-cell>
          <table:table-cell/>
          <table:table-cell table:formula="of:=SUM([.M58:.M67])" office:value-type="float" office:value="251054.91" calcext:value-type="float">
            <text:p>251054.91</text:p>
          </table:table-cell>
          <table:table-cell table:number-columns-repeated="2"/>
          <table:table-cell table:formula="of:=SUM([.P58:.P66])" office:value-type="float" office:value="0" calcext:value-type="float">
            <text:p>0</text:p>
          </table:table-cell>
          <table:table-cell table:formula="of:=SUM([.Q57:.Q66])" office:value-type="float" office:value="585000" calcext:value-type="float">
            <text:p>585000</text:p>
          </table:table-cell>
          <table:table-cell table:number-columns-repeated="2"/>
          <table:table-cell table:formula="of:=SUM([.T58:.T65])" office:value-type="float" office:value="161100" calcext:value-type="float">
            <text:p>161100</text:p>
          </table:table-cell>
          <table:table-cell/>
          <table:table-cell table:formula="of:=SUM([.V58:.V65])" office:value-type="float" office:value="61811.39" calcext:value-type="float">
            <text:p>61811.39</text:p>
          </table:table-cell>
          <table:table-cell table:number-columns-repeated="2"/>
          <table:table-cell table:formula="of:=SUM([.Y58:.Y66])" office:value-type="float" office:value="0" calcext:value-type="float">
            <text:p>0</text:p>
          </table:table-cell>
          <table:table-cell table:formula="of:=SUM([.Z57:.Z66])" office:value-type="float" office:value="175475" calcext:value-type="float">
            <text:p>175475</text:p>
          </table:table-cell>
          <table:table-cell/>
          <table:table-cell table:formula="of:=SUM([.AB58:.AB67])" office:value-type="float" office:value="175475" calcext:value-type="float">
            <text:p>175475</text:p>
          </table:table-cell>
          <table:table-cell table:formula="of:=SUM([.AC58:.AC67])" office:value-type="float" office:value="175475" calcext:value-type="float">
            <text:p>175475</text:p>
          </table:table-cell>
          <table:table-cell/>
          <table:table-cell table:formula="of:=[.AB68]-[.AC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1"/>
          <table:table-cell office:value-type="float" office:value="14375" calcext:value-type="float">
            <text:p>14375</text:p>
          </table:table-cell>
          <table:table-cell table:number-columns-repeated="6"/>
        </table:table-row>
        <table:table-row table:style-name="ro1">
          <table:table-cell table:number-columns-repeated="12"/>
          <table:table-cell table:formula="of:=[.K68]-[.M68]" office:value-type="float" office:value="18945.09" calcext:value-type="float">
            <text:p>18945.09</text:p>
          </table:table-cell>
          <table:table-cell table:number-columns-repeated="8"/>
          <table:table-cell table:formula="of:=[.T68]-[.V68]" office:value-type="float" office:value="99288.61" calcext:value-type="float">
            <text:p>99288.6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1"/>
          <table:table-cell office:value-type="float" office:value="14375" calcext:value-type="float">
            <text:p>14375</text:p>
          </table:table-cell>
          <table:table-cell table:number-columns-repeated="6"/>
        </table:table-row>
        <table:table-row table:style-name="ro1">
          <table:table-cell table:number-columns-repeated="31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1"/>
          <table:table-cell office:value-type="float" office:value="24375" calcext:value-type="float">
            <text:p>2437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style-name="ce10" office:value-type="float" office:value="15258" calcext:value-type="float">
            <text:p>15258</text:p>
          </table:table-cell>
          <table:table-cell table:number-columns-repeated="12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18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12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18"/>
          <table:table-cell office:value-type="float" office:value="202406" calcext:value-type="float">
            <text:p>202406</text:p>
          </table:table-cell>
          <table:table-cell office:value-type="float" office:value="14375" calcext:value-type="float">
            <text:p>14375</text:p>
          </table:table-cell>
          <table:table-cell table:formula="of:=[.U76]+[.T77]" office:value-type="float" office:value="14375" calcext:value-type="float">
            <text:p>14375</text:p>
          </table:table-cell>
          <table:table-cell office:value-type="float" office:value="15000" calcext:value-type="float">
            <text:p>15000</text:p>
          </table:table-cell>
          <table:table-cell table:formula="of:=[.W76]+[.V77]" office:value-type="float" office:value="15000" calcext:value-type="float">
            <text:p>15000</text:p>
          </table:table-cell>
          <table:table-cell table:formula="of:=[.U77]-[.W77]" office:value-type="float" office:value="-625" calcext:value-type="float">
            <text:p>-625</text:p>
          </table:table-cell>
          <table:table-cell office:value-type="float" office:value="0" calcext:value-type="float">
            <text:p>0</text:p>
          </table:table-cell>
          <table:table-cell office:value-type="float" office:value="14375" calcext:value-type="float">
            <text:p>14375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202407" calcext:value-type="float">
            <text:p>202407</text:p>
          </table:table-cell>
          <table:table-cell office:value-type="float" office:value="40475" calcext:value-type="float">
            <text:p>40475</text:p>
          </table:table-cell>
          <table:table-cell table:formula="of:=[.U77]+[.T78]" office:value-type="float" office:value="54850" calcext:value-type="float">
            <text:p>54850</text:p>
          </table:table-cell>
          <table:table-cell office:value-type="float" office:value="50000" calcext:value-type="float">
            <text:p>50000</text:p>
          </table:table-cell>
          <table:table-cell table:formula="of:=[.W77]+[.V78]" office:value-type="float" office:value="65000" calcext:value-type="float">
            <text:p>65000</text:p>
          </table:table-cell>
          <table:table-cell table:formula="of:=[.U78]-[.W78]" office:value-type="float" office:value="-10150" calcext:value-type="float">
            <text:p>-10150</text:p>
          </table:table-cell>
          <table:table-cell office:value-type="float" office:value="0" calcext:value-type="float">
            <text:p>0</text:p>
          </table:table-cell>
          <table:table-cell office:value-type="float" office:value="40475" calcext:value-type="float">
            <text:p>40475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202408" calcext:value-type="float">
            <text:p>202408</text:p>
          </table:table-cell>
          <table:table-cell office:value-type="float" office:value="24375" calcext:value-type="float">
            <text:p>24375</text:p>
          </table:table-cell>
          <table:table-cell table:formula="of:=[.U78]+[.T79]" office:value-type="float" office:value="79225" calcext:value-type="float">
            <text:p>79225</text:p>
          </table:table-cell>
          <table:table-cell office:value-type="float" office:value="25000" calcext:value-type="float">
            <text:p>25000</text:p>
          </table:table-cell>
          <table:table-cell table:formula="of:=[.W78]+[.V79]" office:value-type="float" office:value="90000" calcext:value-type="float">
            <text:p>90000</text:p>
          </table:table-cell>
          <table:table-cell table:formula="of:=[.U79]-[.W79]" office:value-type="float" office:value="-10775" calcext:value-type="float">
            <text:p>-10775</text:p>
          </table:table-cell>
          <table:table-cell office:value-type="float" office:value="0" calcext:value-type="float">
            <text:p>0</text:p>
          </table:table-cell>
          <table:table-cell office:value-type="float" office:value="24375" calcext:value-type="float">
            <text:p>24375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202409" calcext:value-type="float">
            <text:p>202409</text:p>
          </table:table-cell>
          <table:table-cell office:value-type="float" office:value="14375" calcext:value-type="float">
            <text:p>14375</text:p>
          </table:table-cell>
          <table:table-cell table:formula="of:=[.U79]+[.T80]" office:value-type="float" office:value="93600" calcext:value-type="float">
            <text:p>93600</text:p>
          </table:table-cell>
          <table:table-cell office:value-type="float" office:value="15000" calcext:value-type="float">
            <text:p>15000</text:p>
          </table:table-cell>
          <table:table-cell table:formula="of:=[.W79]+[.V80]" office:value-type="float" office:value="105000" calcext:value-type="float">
            <text:p>105000</text:p>
          </table:table-cell>
          <table:table-cell table:formula="of:=[.U80]-[.W80]" office:value-type="float" office:value="-11400" calcext:value-type="float">
            <text:p>-11400</text:p>
          </table:table-cell>
          <table:table-cell office:value-type="float" office:value="0" calcext:value-type="float">
            <text:p>0</text:p>
          </table:table-cell>
          <table:table-cell office:value-type="float" office:value="14375" calcext:value-type="float">
            <text:p>14375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202410" calcext:value-type="float">
            <text:p>202410</text:p>
          </table:table-cell>
          <table:table-cell office:value-type="float" office:value="14375" calcext:value-type="float">
            <text:p>14375</text:p>
          </table:table-cell>
          <table:table-cell table:formula="of:=[.U80]+[.T81]" office:value-type="float" office:value="107975" calcext:value-type="float">
            <text:p>107975</text:p>
          </table:table-cell>
          <table:table-cell office:value-type="float" office:value="15000" calcext:value-type="float">
            <text:p>15000</text:p>
          </table:table-cell>
          <table:table-cell table:formula="of:=[.W80]+[.V81]" office:value-type="float" office:value="120000" calcext:value-type="float">
            <text:p>120000</text:p>
          </table:table-cell>
          <table:table-cell table:formula="of:=[.U81]-[.W81]" office:value-type="float" office:value="-12025" calcext:value-type="float">
            <text:p>-12025</text:p>
          </table:table-cell>
          <table:table-cell office:value-type="float" office:value="0" calcext:value-type="float">
            <text:p>0</text:p>
          </table:table-cell>
          <table:table-cell office:value-type="float" office:value="14375" calcext:value-type="float">
            <text:p>14375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202411" calcext:value-type="float">
            <text:p>202411</text:p>
          </table:table-cell>
          <table:table-cell office:value-type="float" office:value="14375" calcext:value-type="float">
            <text:p>14375</text:p>
          </table:table-cell>
          <table:table-cell table:formula="of:=[.U81]+[.T82]" office:value-type="float" office:value="122350" calcext:value-type="float">
            <text:p>122350</text:p>
          </table:table-cell>
          <table:table-cell office:value-type="float" office:value="15000" calcext:value-type="float">
            <text:p>15000</text:p>
          </table:table-cell>
          <table:table-cell table:formula="of:=[.W81]+[.V82]" office:value-type="float" office:value="135000" calcext:value-type="float">
            <text:p>135000</text:p>
          </table:table-cell>
          <table:table-cell table:formula="of:=[.U82]-[.W82]" office:value-type="float" office:value="-12650" calcext:value-type="float">
            <text:p>-1265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375" calcext:value-type="float">
            <text:p>14375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202412" calcext:value-type="float">
            <text:p>202412</text:p>
          </table:table-cell>
          <table:table-cell office:value-type="float" office:value="14375" calcext:value-type="float">
            <text:p>14375</text:p>
          </table:table-cell>
          <table:table-cell table:formula="of:=[.U82]+[.T83]" office:value-type="float" office:value="136725" calcext:value-type="float">
            <text:p>136725</text:p>
          </table:table-cell>
          <table:table-cell office:value-type="float" office:value="15000" calcext:value-type="float">
            <text:p>15000</text:p>
          </table:table-cell>
          <table:table-cell table:formula="of:=[.W82]+[.V83]" office:value-type="float" office:value="150000" calcext:value-type="float">
            <text:p>150000</text:p>
          </table:table-cell>
          <table:table-cell table:formula="of:=[.U83]-[.W83]" office:value-type="float" office:value="-13275" calcext:value-type="float">
            <text:p>-1327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375" calcext:value-type="float">
            <text:p>14375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202501" calcext:value-type="float">
            <text:p>202501</text:p>
          </table:table-cell>
          <table:table-cell office:value-type="float" office:value="24375" calcext:value-type="float">
            <text:p>24375</text:p>
          </table:table-cell>
          <table:table-cell table:formula="of:=[.U83]+[.T84]" office:value-type="float" office:value="161100" calcext:value-type="float">
            <text:p>161100</text:p>
          </table:table-cell>
          <table:table-cell office:value-type="float" office:value="25000" calcext:value-type="float">
            <text:p>25000</text:p>
          </table:table-cell>
          <table:table-cell table:formula="of:=[.W83]+[.V84]" office:value-type="float" office:value="175000" calcext:value-type="float">
            <text:p>175000</text:p>
          </table:table-cell>
          <table:table-cell table:formula="of:=[.U84]-[.W84]" office:value-type="float" office:value="-13900" calcext:value-type="float">
            <text:p>-13900</text:p>
          </table:table-cell>
          <table:table-cell table:style-name="ce11" table:formula="of:=[.W84]-[.U84]" office:value-type="float" office:value="13900" calcext:value-type="float">
            <text:p>13900</text:p>
          </table:table-cell>
          <table:table-cell table:formula="of:=[.Y84]+[.T84]" office:value-type="float" office:value="38275" calcext:value-type="float">
            <text:p>38275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202502" calcext:value-type="float">
            <text:p>202502</text:p>
          </table:table-cell>
          <table:table-cell office:value-type="float" office:value="14375" calcext:value-type="float">
            <text:p>14375</text:p>
          </table:table-cell>
          <table:table-cell table:formula="of:=[.U84]+[.T85]" office:value-type="float" office:value="175475" calcext:value-type="float">
            <text:p>175475</text:p>
          </table:table-cell>
          <table:table-cell office:value-type="float" office:value="15000" calcext:value-type="float">
            <text:p>15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Y84]*-1" office:value-type="float" office:value="-13900" calcext:value-type="float">
            <text:p>-13900</text:p>
          </table:table-cell>
          <table:table-cell table:formula="of:=[.T85]+[.Y85]" office:value-type="float" office:value="475" calcext:value-type="float">
            <text:p>475</text:p>
          </table:table-cell>
          <table:table-cell table:number-columns-repeated="12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19"/>
          <table:table-cell table:formula="of:=SUM([.T77:.T84])" office:value-type="float" office:value="161100" calcext:value-type="float">
            <text:p>161100</text:p>
          </table:table-cell>
          <table:table-cell/>
          <table:table-cell table:formula="of:=SUM([.V77:.V84])" office:value-type="float" office:value="175000" calcext:value-type="float">
            <text:p>175000</text:p>
          </table:table-cell>
          <table:table-cell table:number-columns-repeated="2"/>
          <table:table-cell table:formula="of:=SUM([.Y77:.Y85])" office:value-type="float" office:value="0" calcext:value-type="float">
            <text:p>0</text:p>
          </table:table-cell>
          <table:table-cell table:formula="of:=SUM([.Z76:.Z85])" office:value-type="float" office:value="175475" calcext:value-type="float">
            <text:p>175475</text:p>
          </table:table-cell>
          <table:table-cell table:number-columns-repeated="12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21"/>
          <table:table-cell table:formula="of:=[.T87]-[.V87]" office:value-type="float" office:value="-13900" calcext:value-type="float">
            <text:p>-13900</text:p>
          </table:table-cell>
          <table:table-cell table:number-columns-repeated="16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18"/>
          <table:table-cell table:style-name="ce10" office:value-type="float" office:value="11932" calcext:value-type="float">
            <text:p>11932</text:p>
          </table:table-cell>
          <table:table-cell table:number-columns-repeated="19"/>
        </table:table-row>
        <table:table-row table:style-name="ro1">
          <table:table-cell table:number-columns-repeated="18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 table:number-columns-repeated="12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18"/>
          <table:table-cell office:value-type="float" office:value="202406" calcext:value-type="float">
            <text:p>202406</text:p>
          </table:table-cell>
          <table:table-cell office:value-type="float" office:value="1035315" calcext:value-type="float">
            <text:p>1035315</text:p>
          </table:table-cell>
          <table:table-cell table:formula="of:=[.U94]+[.T95]" office:value-type="float" office:value="1035315" calcext:value-type="float">
            <text:p>1035315</text:p>
          </table:table-cell>
          <table:table-cell office:value-type="float" office:value="1034748.15" calcext:value-type="float">
            <text:p>1034748.15</text:p>
          </table:table-cell>
          <table:table-cell table:formula="of:=[.W94]+[.V95]" office:value-type="float" office:value="1034748.15" calcext:value-type="float">
            <text:p>1034748.15</text:p>
          </table:table-cell>
          <table:table-cell table:formula="of:=[.U95]-[.W95]" office:value-type="float" office:value="566.849999999977" calcext:value-type="float">
            <text:p>566.849999999977</text:p>
          </table:table-cell>
          <table:table-cell office:value-type="float" office:value="0" calcext:value-type="float">
            <text:p>0</text:p>
          </table:table-cell>
          <table:table-cell office:value-type="float" office:value="14375" calcext:value-type="float">
            <text:p>14375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float" office:value="202407" calcext:value-type="float">
            <text:p>202407</text:p>
          </table:table-cell>
          <table:table-cell office:value-type="float" office:value="1466202" calcext:value-type="float">
            <text:p>1466202</text:p>
          </table:table-cell>
          <table:table-cell table:formula="of:=[.U95]+[.T96]" office:value-type="float" office:value="2501517" calcext:value-type="float">
            <text:p>2501517</text:p>
          </table:table-cell>
          <table:table-cell office:value-type="float" office:value="1465963.19" calcext:value-type="float">
            <text:p>1465963.19</text:p>
          </table:table-cell>
          <table:table-cell table:formula="of:=[.W95]+[.V96]" office:value-type="float" office:value="2500711.34" calcext:value-type="float">
            <text:p>2500711.34</text:p>
          </table:table-cell>
          <table:table-cell table:formula="of:=[.U96]-[.W96]" office:value-type="float" office:value="805.660000000149" calcext:value-type="float">
            <text:p>805.660000000149</text:p>
          </table:table-cell>
          <table:table-cell office:value-type="float" office:value="0" calcext:value-type="float">
            <text:p>0</text:p>
          </table:table-cell>
          <table:table-cell office:value-type="float" office:value="40475" calcext:value-type="float">
            <text:p>40475</text:p>
          </table:table-cell>
          <table:table-cell table:number-columns-repeated="11"/>
          <table:table-cell office:value-type="float" office:value="464687.35" calcext:value-type="float">
            <text:p>464687.35</text:p>
          </table:table-cell>
        </table:table-row>
        <table:table-row table:style-name="ro1">
          <table:table-cell table:number-columns-repeated="18"/>
          <table:table-cell office:value-type="float" office:value="202408" calcext:value-type="float">
            <text:p>202408</text:p>
          </table:table-cell>
          <table:table-cell office:value-type="float" office:value="1054090" calcext:value-type="float">
            <text:p>1054090</text:p>
          </table:table-cell>
          <table:table-cell table:formula="of:=[.U96]+[.T97]" office:value-type="float" office:value="3555607" calcext:value-type="float">
            <text:p>3555607</text:p>
          </table:table-cell>
          <table:table-cell office:value-type="float" office:value="1053744.85" calcext:value-type="float">
            <text:p>1053744.85</text:p>
          </table:table-cell>
          <table:table-cell table:formula="of:=[.W96]+[.V97]" office:value-type="float" office:value="3554456.19" calcext:value-type="float">
            <text:p>3554456.19</text:p>
          </table:table-cell>
          <table:table-cell table:formula="of:=[.U97]-[.W97]" office:value-type="float" office:value="1150.81000000006" calcext:value-type="float">
            <text:p>1150.81000000006</text:p>
          </table:table-cell>
          <table:table-cell office:value-type="float" office:value="0" calcext:value-type="float">
            <text:p>0</text:p>
          </table:table-cell>
          <table:table-cell office:value-type="float" office:value="24375" calcext:value-type="float">
            <text:p>24375</text:p>
          </table:table-cell>
          <table:table-cell table:number-columns-repeated="11"/>
          <table:table-cell office:value-type="float" office:value="197983.6" calcext:value-type="float">
            <text:p>197983.6</text:p>
          </table:table-cell>
        </table:table-row>
        <table:table-row table:style-name="ro1">
          <table:table-cell table:number-columns-repeated="18"/>
          <table:table-cell office:value-type="float" office:value="202409" calcext:value-type="float">
            <text:p>202409</text:p>
          </table:table-cell>
          <table:table-cell office:value-type="float" office:value="1339005" calcext:value-type="float">
            <text:p>1339005</text:p>
          </table:table-cell>
          <table:table-cell table:formula="of:=[.U97]+[.T98]" office:value-type="float" office:value="4894612" calcext:value-type="float">
            <text:p>4894612</text:p>
          </table:table-cell>
          <table:table-cell office:value-type="float" office:value="1338352.65" calcext:value-type="float">
            <text:p>1338352.65</text:p>
          </table:table-cell>
          <table:table-cell table:formula="of:=[.W97]+[.V98]" office:value-type="float" office:value="4892808.84" calcext:value-type="float">
            <text:p>4892808.84</text:p>
          </table:table-cell>
          <table:table-cell table:formula="of:=[.U98]-[.W98]" office:value-type="float" office:value="1803.16000000015" calcext:value-type="float">
            <text:p>1803.16000000015</text:p>
          </table:table-cell>
          <table:table-cell office:value-type="float" office:value="0" calcext:value-type="float">
            <text:p>0</text:p>
          </table:table-cell>
          <table:table-cell office:value-type="float" office:value="14375" calcext:value-type="float">
            <text:p>14375</text:p>
          </table:table-cell>
          <table:table-cell table:number-columns-repeated="11"/>
          <table:table-cell office:value-type="float" office:value="145564.48" calcext:value-type="float">
            <text:p>145564.48</text:p>
          </table:table-cell>
        </table:table-row>
        <table:table-row table:style-name="ro1">
          <table:table-cell table:number-columns-repeated="18"/>
          <table:table-cell office:value-type="float" office:value="202410" calcext:value-type="float">
            <text:p>202410</text:p>
          </table:table-cell>
          <table:table-cell office:value-type="float" office:value="1512750" calcext:value-type="float">
            <text:p>1512750</text:p>
          </table:table-cell>
          <table:table-cell table:formula="of:=[.U98]+[.T99]" office:value-type="float" office:value="6407362" calcext:value-type="float">
            <text:p>6407362</text:p>
          </table:table-cell>
          <table:table-cell office:value-type="float" office:value="1719294.48" calcext:value-type="float">
            <text:p>1719294.48</text:p>
          </table:table-cell>
          <table:table-cell table:formula="of:=[.W98]+[.V99]" office:value-type="float" office:value="6612103.32" calcext:value-type="float">
            <text:p>6612103.32</text:p>
          </table:table-cell>
          <table:table-cell table:formula="of:=[.U99]-[.W99]" office:value-type="float" office:value="-204741.32" calcext:value-type="float">
            <text:p>-204741.32</text:p>
          </table:table-cell>
          <table:table-cell office:value-type="float" office:value="0" calcext:value-type="float">
            <text:p>0</text:p>
          </table:table-cell>
          <table:table-cell office:value-type="float" office:value="14375" calcext:value-type="float">
            <text:p>14375</text:p>
          </table:table-cell>
          <table:table-cell table:number-columns-repeated="11"/>
          <table:table-cell office:value-type="float" office:value="228578.77" calcext:value-type="float">
            <text:p>228578.77</text:p>
          </table:table-cell>
        </table:table-row>
        <table:table-row table:style-name="ro1">
          <table:table-cell table:number-columns-repeated="18"/>
          <table:table-cell office:value-type="float" office:value="202411" calcext:value-type="float">
            <text:p>202411</text:p>
          </table:table-cell>
          <table:table-cell office:value-type="float" office:value="1469770" calcext:value-type="float">
            <text:p>1469770</text:p>
          </table:table-cell>
          <table:table-cell table:formula="of:=[.U99]+[.T100]" office:value-type="float" office:value="7877132" calcext:value-type="float">
            <text:p>7877132</text:p>
          </table:table-cell>
          <table:table-cell office:value-type="float" office:value="1451014.6" calcext:value-type="float">
            <text:p>1451014.6</text:p>
          </table:table-cell>
          <table:table-cell table:formula="of:=[.W99]+[.V100]" office:value-type="float" office:value="8063117.92" calcext:value-type="float">
            <text:p>8063117.92</text:p>
          </table:table-cell>
          <table:table-cell table:formula="of:=[.U100]-[.W100]" office:value-type="float" office:value="-185985.92" calcext:value-type="float">
            <text:p>-185985.9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375" calcext:value-type="float">
            <text:p>14375</text:p>
          </table:table-cell>
          <table:table-cell table:number-columns-repeated="11"/>
          <table:table-cell office:value-type="float" office:value="145564.48" calcext:value-type="float">
            <text:p>145564.48</text:p>
          </table:table-cell>
        </table:table-row>
        <table:table-row table:style-name="ro1">
          <table:table-cell table:number-columns-repeated="18"/>
          <table:table-cell office:value-type="float" office:value="202412" calcext:value-type="float">
            <text:p>202412</text:p>
          </table:table-cell>
          <table:table-cell office:value-type="float" office:value="1213160" calcext:value-type="float">
            <text:p>1213160</text:p>
          </table:table-cell>
          <table:table-cell table:formula="of:=[.U100]+[.T101]" office:value-type="float" office:value="9090292" calcext:value-type="float">
            <text:p>9090292</text:p>
          </table:table-cell>
          <table:table-cell office:value-type="float" office:value="1258128.34" calcext:value-type="float">
            <text:p>1258128.34</text:p>
          </table:table-cell>
          <table:table-cell table:formula="of:=[.W100]+[.V101]" office:value-type="float" office:value="9321246.26" calcext:value-type="float">
            <text:p>9321246.26</text:p>
          </table:table-cell>
          <table:table-cell table:formula="of:=[.U101]-[.W101]" office:value-type="float" office:value="-230954.26" calcext:value-type="float">
            <text:p>-230954.2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375" calcext:value-type="float">
            <text:p>14375</text:p>
          </table:table-cell>
          <table:table-cell table:number-columns-repeated="11"/>
          <table:table-cell office:value-type="float" office:value="105564.48" calcext:value-type="float">
            <text:p>105564.48</text:p>
          </table:table-cell>
        </table:table-row>
        <table:table-row table:style-name="ro1">
          <table:table-cell table:number-columns-repeated="18"/>
          <table:table-cell office:value-type="float" office:value="202501" calcext:value-type="float">
            <text:p>202501</text:p>
          </table:table-cell>
          <table:table-cell office:value-type="float" office:value="1299697" calcext:value-type="float">
            <text:p>1299697</text:p>
          </table:table-cell>
          <table:table-cell table:formula="of:=[.U101]+[.T102]" office:value-type="float" office:value="10389989" calcext:value-type="float">
            <text:p>10389989</text:p>
          </table:table-cell>
          <table:table-cell office:value-type="float" office:value="1350782.55" calcext:value-type="float">
            <text:p>1350782.55</text:p>
          </table:table-cell>
          <table:table-cell table:formula="of:=[.W101]+[.V102]" office:value-type="float" office:value="10672028.81" calcext:value-type="float">
            <text:p>10672028.81</text:p>
          </table:table-cell>
          <table:table-cell table:formula="of:=[.U102]-[.W102]" office:value-type="float" office:value="-282039.810000001" calcext:value-type="float">
            <text:p>-282039.810000001</text:p>
          </table:table-cell>
          <table:table-cell table:style-name="ce11" table:formula="of:=[.W102]-[.U102]" office:value-type="float" office:value="282039.810000001" calcext:value-type="float">
            <text:p>282039.810000001</text:p>
          </table:table-cell>
          <table:table-cell table:formula="of:=[.Y102]+[.T102]" office:value-type="float" office:value="1581736.81" calcext:value-type="float">
            <text:p>1581736.81</text:p>
          </table:table-cell>
          <table:table-cell table:number-columns-repeated="11"/>
          <table:table-cell office:value-type="float" office:value="266828.48" calcext:value-type="float">
            <text:p>266828.48</text:p>
          </table:table-cell>
        </table:table-row>
        <table:table-row table:style-name="ro1">
          <table:table-cell table:number-columns-repeated="18"/>
          <table:table-cell office:value-type="float" office:value="202502" calcext:value-type="float">
            <text:p>202502</text:p>
          </table:table-cell>
          <table:table-cell table:style-name="ce8" office:value-type="float" office:value="1132856" calcext:value-type="float">
            <text:p>1132856</text:p>
          </table:table-cell>
          <table:table-cell table:formula="of:=[.U102]+[.T103]" office:value-type="float" office:value="11522845" calcext:value-type="float">
            <text:p>11522845</text:p>
          </table:table-cell>
          <table:table-cell office:value-type="float" office:value="750242" calcext:value-type="float">
            <text:p>75024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[.Y102]*-1" office:value-type="float" office:value="-282039.810000001" calcext:value-type="float">
            <text:p>-282039.810000001</text:p>
          </table:table-cell>
          <table:table-cell table:formula="of:=[.T103]+[.Y103]" office:value-type="float" office:value="850816.189999999" calcext:value-type="float">
            <text:p>850816.189999999</text:p>
          </table:table-cell>
          <table:table-cell table:number-columns-repeated="11"/>
          <table:table-cell office:value-type="float" office:value="145564.48" calcext:value-type="float">
            <text:p>145564.48</text:p>
          </table:table-cell>
        </table:table-row>
        <table:table-row table:style-name="ro1">
          <table:table-cell table:number-columns-repeated="37"/>
          <table:table-cell office:value-type="float" office:value="517346" calcext:value-type="float">
            <text:p>517346</text:p>
          </table:table-cell>
        </table:table-row>
        <table:table-row table:style-name="ro1">
          <table:table-cell table:number-columns-repeated="19"/>
          <table:table-cell table:formula="of:=SUM([.T95:.T102])" office:value-type="float" office:value="10389989" calcext:value-type="float">
            <text:p>10389989</text:p>
          </table:table-cell>
          <table:table-cell/>
          <table:table-cell table:formula="of:=SUM([.V95:.V102])" office:value-type="float" office:value="10672028.81" calcext:value-type="float">
            <text:p>10672028.81</text:p>
          </table:table-cell>
          <table:table-cell table:number-columns-repeated="2"/>
          <table:table-cell table:formula="of:=SUM([.Y95:.Y103])" office:value-type="float" office:value="0" calcext:value-type="float">
            <text:p>0</text:p>
          </table:table-cell>
          <table:table-cell table:formula="of:=SUM([.Z94:.Z103])" office:value-type="float" office:value="2569278" calcext:value-type="float">
            <text:p>2569278</text:p>
          </table:table-cell>
          <table:table-cell table:number-columns-repeated="11"/>
          <table:table-cell office:value-type="float" office:value="289662.84" calcext:value-type="float">
            <text:p>289662.84</text:p>
          </table:table-cell>
        </table:table-row>
        <table:table-row table:style-name="ro1">
          <table:table-cell table:number-columns-repeated="37"/>
          <table:table-cell office:value-type="float" office:value="57346" calcext:value-type="float">
            <text:p>57346</text:p>
          </table:table-cell>
        </table:table-row>
        <table:table-row table:style-name="ro1">
          <table:table-cell table:number-columns-repeated="21"/>
          <table:table-cell table:formula="of:=[.T105]-[.V105]" office:value-type="float" office:value="-282039.810000001" calcext:value-type="float">
            <text:p>-282039.810000001</text:p>
          </table:table-cell>
          <table:table-cell table:number-columns-repeated="15"/>
          <table:table-cell office:value-type="float" office:value="279311.93" calcext:value-type="float">
            <text:p>279311.93</text:p>
          </table:table-cell>
        </table:table-row>
        <table:table-row table:style-name="ro1">
          <table:table-cell table:number-columns-repeated="37"/>
          <table:table-cell office:value-type="float" office:value="52346" calcext:value-type="float">
            <text:p>52346</text:p>
          </table:table-cell>
        </table:table-row>
        <table:table-row table:style-name="ro1">
          <table:table-cell table:number-columns-repeated="37"/>
          <table:table-cell office:value-type="float" office:value="145564.48" calcext:value-type="float">
            <text:p>145564.48</text:p>
          </table:table-cell>
        </table:table-row>
        <table:table-row table:style-name="ro1">
          <table:table-cell table:number-columns-repeated="27"/>
          <table:table-cell table:style-name="ce22" table:number-columns-repeated="8"/>
          <table:table-cell table:number-columns-repeated="2"/>
          <table:table-cell office:value-type="float" office:value="52346" calcext:value-type="float">
            <text:p>52346</text:p>
          </table:table-cell>
        </table:table-row>
        <table:table-row table:style-name="ro1">
          <table:table-cell table:number-columns-repeated="18"/>
          <table:table-cell table:style-name="ce10" office:value-type="float" office:value="11932" calcext:value-type="float">
            <text:p>11932</text:p>
          </table:table-cell>
          <table:table-cell table:number-columns-repeated="8"/>
          <table:table-cell table:style-name="ce23" office:value-type="float" office:value="11978" calcext:value-type="float">
            <text:p>11978</text:p>
          </table:table-cell>
          <table:table-cell table:style-name="ce22" table:number-columns-repeated="7"/>
          <table:table-cell table:number-columns-repeated="2"/>
          <table:table-cell office:value-type="float" office:value="145564.48" calcext:value-type="float">
            <text:p>145564.48</text:p>
          </table:table-cell>
        </table:table-row>
        <table:table-row table:style-name="ro1">
          <table:table-cell table:number-columns-repeated="18"/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Budget</text:p>
          </table:table-cell>
          <table:table-cell table:style-name="ce1" office:value-type="string" calcext:value-type="string">
            <text:p>YTD Budget</text:p>
          </table:table-cell>
          <table:table-cell table:style-name="ce1" office:value-type="string" calcext:value-type="string">
            <text:p>Month Spend</text:p>
          </table:table-cell>
          <table:table-cell table:style-name="ce1" office:value-type="string" calcext:value-type="string">
            <text:p>YTD Spend</text:p>
          </table:table-cell>
          <table:table-cell table:style-name="ce1" office:value-type="string" calcext:value-type="string">
            <text:p>Surplus/Shortfall</text:p>
          </table:table-cell>
          <table:table-cell office:value-type="string" calcext:value-type="string">
            <text:p>Ajustment</text:p>
          </table:table-cell>
          <table:table-cell office:value-type="string" calcext:value-type="string">
            <text:p>NEW BUDGET</text:p>
          </table:table-cell>
          <table:table-cell/>
          <table:table-cell table:style-name="ce24" office:value-type="string" calcext:value-type="string">
            <text:p>Month</text:p>
          </table:table-cell>
          <table:table-cell table:style-name="ce24" office:value-type="string" calcext:value-type="string">
            <text:p>Budget</text:p>
          </table:table-cell>
          <table:table-cell table:style-name="ce24" office:value-type="string" calcext:value-type="string">
            <text:p>YTD Budget</text:p>
          </table:table-cell>
          <table:table-cell table:style-name="ce24" office:value-type="string" calcext:value-type="string">
            <text:p>Month Spend</text:p>
          </table:table-cell>
          <table:table-cell table:style-name="ce24" office:value-type="string" calcext:value-type="string">
            <text:p>YTD Spend</text:p>
          </table:table-cell>
          <table:table-cell table:style-name="ce24" office:value-type="string" calcext:value-type="string">
            <text:p>Surplus/Shortfall</text:p>
          </table:table-cell>
          <table:table-cell table:style-name="ce22" office:value-type="string" calcext:value-type="string">
            <text:p>Ajustment</text:p>
          </table:table-cell>
          <table:table-cell table:style-name="ce22" office:value-type="string" calcext:value-type="string">
            <text:p>NEW BUDGET</text:p>
          </table:table-cell>
          <table:table-cell table:number-columns-repeated="2"/>
          <table:table-cell office:value-type="float" office:value="68948.44" calcext:value-type="float">
            <text:p>68948.44</text:p>
          </table:table-cell>
        </table:table-row>
        <table:table-row table:style-name="ro1">
          <table:table-cell table:number-columns-repeated="27"/>
          <table:table-cell table:style-name="ce22" table:number-columns-repeated="8"/>
          <table:table-cell table:number-columns-repeated="3"/>
        </table:table-row>
        <table:table-row table:style-name="ro1">
          <table:table-cell table:number-columns-repeated="18"/>
          <table:table-cell office:value-type="float" office:value="202406" calcext:value-type="float">
            <text:p>202406</text:p>
          </table:table-cell>
          <table:table-cell office:value-type="float" office:value="1035315" calcext:value-type="float">
            <text:p>1035315</text:p>
          </table:table-cell>
          <table:table-cell table:formula="of:=[.U113]+[.T114]" office:value-type="float" office:value="1035315" calcext:value-type="float">
            <text:p>1035315</text:p>
          </table:table-cell>
          <table:table-cell office:value-type="float" office:value="1034748.15" calcext:value-type="float">
            <text:p>1034748.15</text:p>
          </table:table-cell>
          <table:table-cell table:formula="of:=[.W113]+[.V114]" office:value-type="float" office:value="1034748.15" calcext:value-type="float">
            <text:p>1034748.15</text:p>
          </table:table-cell>
          <table:table-cell table:formula="of:=[.U114]-[.W114]" office:value-type="float" office:value="566.849999999977" calcext:value-type="float">
            <text:p>566.849999999977</text:p>
          </table:table-cell>
          <table:table-cell office:value-type="float" office:value="0" calcext:value-type="float">
            <text:p>0</text:p>
          </table:table-cell>
          <table:table-cell office:value-type="float" office:value="1035315" calcext:value-type="float">
            <text:p>1035315</text:p>
          </table:table-cell>
          <table:table-cell/>
          <table:table-cell table:style-name="ce22" office:value-type="float" office:value="202406" calcext:value-type="float">
            <text:p>202406</text:p>
          </table:table-cell>
          <table:table-cell table:style-name="ce22" office:value-type="float" office:value="266828.48" calcext:value-type="float">
            <text:p>266828.48</text:p>
          </table:table-cell>
          <table:table-cell table:style-name="ce22" table:formula="of:=[.AD113]+[.AC114]" office:value-type="float" office:value="266828.48" calcext:value-type="float">
            <text:p>266828.48</text:p>
          </table:table-cell>
          <table:table-cell table:style-name="ce22" office:value-type="float" office:value="162540" calcext:value-type="float">
            <text:p>162540</text:p>
          </table:table-cell>
          <table:table-cell table:style-name="ce22" table:formula="of:=[.AF113]+[.AE114]" office:value-type="float" office:value="162540" calcext:value-type="float">
            <text:p>162540</text:p>
          </table:table-cell>
          <table:table-cell table:style-name="ce22" table:formula="of:=[.AD114]-[.AF114]" office:value-type="float" office:value="104288.48" calcext:value-type="float">
            <text:p>104288.4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66828.48" calcext:value-type="float">
            <text:p>266828.48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202407" calcext:value-type="float">
            <text:p>202407</text:p>
          </table:table-cell>
          <table:table-cell office:value-type="float" office:value="1466202" calcext:value-type="float">
            <text:p>1466202</text:p>
          </table:table-cell>
          <table:table-cell table:formula="of:=[.U114]+[.T115]" office:value-type="float" office:value="2501517" calcext:value-type="float">
            <text:p>2501517</text:p>
          </table:table-cell>
          <table:table-cell office:value-type="float" office:value="1465963.19" calcext:value-type="float">
            <text:p>1465963.19</text:p>
          </table:table-cell>
          <table:table-cell table:formula="of:=[.W114]+[.V115]" office:value-type="float" office:value="2500711.34" calcext:value-type="float">
            <text:p>2500711.34</text:p>
          </table:table-cell>
          <table:table-cell table:formula="of:=[.U115]-[.W115]" office:value-type="float" office:value="805.660000000149" calcext:value-type="float">
            <text:p>805.660000000149</text:p>
          </table:table-cell>
          <table:table-cell office:value-type="float" office:value="0" calcext:value-type="float">
            <text:p>0</text:p>
          </table:table-cell>
          <table:table-cell office:value-type="float" office:value="1466202" calcext:value-type="float">
            <text:p>1466202</text:p>
          </table:table-cell>
          <table:table-cell/>
          <table:table-cell table:style-name="ce22" office:value-type="float" office:value="202407" calcext:value-type="float">
            <text:p>202407</text:p>
          </table:table-cell>
          <table:table-cell table:style-name="ce22" office:value-type="float" office:value="105564.48" calcext:value-type="float">
            <text:p>105564.48</text:p>
          </table:table-cell>
          <table:table-cell table:style-name="ce22" table:formula="of:=[.AD114]+[.AC115]" office:value-type="float" office:value="372392.96" calcext:value-type="float">
            <text:p>372392.96</text:p>
          </table:table-cell>
          <table:table-cell table:style-name="ce22" office:value-type="float" office:value="2863.5" calcext:value-type="float">
            <text:p>2863.5</text:p>
          </table:table-cell>
          <table:table-cell table:style-name="ce22" table:formula="of:=[.AF114]+[.AE115]" office:value-type="float" office:value="165403.5" calcext:value-type="float">
            <text:p>165403.5</text:p>
          </table:table-cell>
          <table:table-cell table:style-name="ce22" table:formula="of:=[.AD115]-[.AF115]" office:value-type="float" office:value="206989.46" calcext:value-type="float">
            <text:p>206989.4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5564.48" calcext:value-type="float">
            <text:p>105564.48</text:p>
          </table:table-cell>
          <table:table-cell table:number-columns-repeated="2"/>
          <table:table-cell office:value-type="float" office:value="464687.35" calcext:value-type="float">
            <text:p>464687.35</text:p>
          </table:table-cell>
        </table:table-row>
        <table:table-row table:style-name="ro1">
          <table:table-cell table:number-columns-repeated="18"/>
          <table:table-cell office:value-type="float" office:value="202408" calcext:value-type="float">
            <text:p>202408</text:p>
          </table:table-cell>
          <table:table-cell office:value-type="float" office:value="1054090" calcext:value-type="float">
            <text:p>1054090</text:p>
          </table:table-cell>
          <table:table-cell table:formula="of:=[.U115]+[.T116]" office:value-type="float" office:value="3555607" calcext:value-type="float">
            <text:p>3555607</text:p>
          </table:table-cell>
          <table:table-cell office:value-type="float" office:value="1053744.85" calcext:value-type="float">
            <text:p>1053744.85</text:p>
          </table:table-cell>
          <table:table-cell table:formula="of:=[.W115]+[.V116]" office:value-type="float" office:value="3554456.19" calcext:value-type="float">
            <text:p>3554456.19</text:p>
          </table:table-cell>
          <table:table-cell table:formula="of:=[.U116]-[.W116]" office:value-type="float" office:value="1150.81000000006" calcext:value-type="float">
            <text:p>1150.81000000006</text:p>
          </table:table-cell>
          <table:table-cell office:value-type="float" office:value="0" calcext:value-type="float">
            <text:p>0</text:p>
          </table:table-cell>
          <table:table-cell office:value-type="float" office:value="1054090" calcext:value-type="float">
            <text:p>1054090</text:p>
          </table:table-cell>
          <table:table-cell/>
          <table:table-cell table:style-name="ce22" office:value-type="float" office:value="202408" calcext:value-type="float">
            <text:p>202408</text:p>
          </table:table-cell>
          <table:table-cell table:style-name="ce22" office:value-type="float" office:value="145564.48" calcext:value-type="float">
            <text:p>145564.48</text:p>
          </table:table-cell>
          <table:table-cell table:style-name="ce22" table:formula="of:=[.AD115]+[.AC116]" office:value-type="float" office:value="517957.44" calcext:value-type="float">
            <text:p>517957.44</text:p>
          </table:table-cell>
          <table:table-cell table:style-name="ce22" office:value-type="float" office:value="150550.76" calcext:value-type="float">
            <text:p>150550.76</text:p>
          </table:table-cell>
          <table:table-cell table:style-name="ce22" table:formula="of:=[.AF115]+[.AE116]" office:value-type="float" office:value="315954.26" calcext:value-type="float">
            <text:p>315954.26</text:p>
          </table:table-cell>
          <table:table-cell table:style-name="ce22" table:formula="of:=[.AD116]-[.AF116]" office:value-type="float" office:value="202003.18" calcext:value-type="float">
            <text:p>202003.1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5564.48" calcext:value-type="float">
            <text:p>145564.48</text:p>
          </table:table-cell>
          <table:table-cell table:number-columns-repeated="2"/>
          <table:table-cell office:value-type="float" office:value="197983.6" calcext:value-type="float">
            <text:p>197983.6</text:p>
          </table:table-cell>
        </table:table-row>
        <table:table-row table:style-name="ro1">
          <table:table-cell table:number-columns-repeated="18"/>
          <table:table-cell office:value-type="float" office:value="202409" calcext:value-type="float">
            <text:p>202409</text:p>
          </table:table-cell>
          <table:table-cell office:value-type="float" office:value="1339005" calcext:value-type="float">
            <text:p>1339005</text:p>
          </table:table-cell>
          <table:table-cell table:formula="of:=[.U116]+[.T117]" office:value-type="float" office:value="4894612" calcext:value-type="float">
            <text:p>4894612</text:p>
          </table:table-cell>
          <table:table-cell office:value-type="float" office:value="1338352.65" calcext:value-type="float">
            <text:p>1338352.65</text:p>
          </table:table-cell>
          <table:table-cell table:formula="of:=[.W116]+[.V117]" office:value-type="float" office:value="4892808.84" calcext:value-type="float">
            <text:p>4892808.84</text:p>
          </table:table-cell>
          <table:table-cell table:formula="of:=[.U117]-[.W117]" office:value-type="float" office:value="1803.16000000015" calcext:value-type="float">
            <text:p>1803.16000000015</text:p>
          </table:table-cell>
          <table:table-cell office:value-type="float" office:value="0" calcext:value-type="float">
            <text:p>0</text:p>
          </table:table-cell>
          <table:table-cell office:value-type="float" office:value="1339005" calcext:value-type="float">
            <text:p>1339005</text:p>
          </table:table-cell>
          <table:table-cell/>
          <table:table-cell table:style-name="ce22" office:value-type="float" office:value="202409" calcext:value-type="float">
            <text:p>202409</text:p>
          </table:table-cell>
          <table:table-cell table:style-name="ce22" office:value-type="float" office:value="228578.77" calcext:value-type="float">
            <text:p>228578.77</text:p>
          </table:table-cell>
          <table:table-cell table:style-name="ce22" table:formula="of:=[.AD116]+[.AC117]" office:value-type="float" office:value="746536.21" calcext:value-type="float">
            <text:p>746536.21</text:p>
          </table:table-cell>
          <table:table-cell table:style-name="ce22" office:value-type="float" office:value="202249.31" calcext:value-type="float">
            <text:p>202249.31</text:p>
          </table:table-cell>
          <table:table-cell table:style-name="ce22" table:formula="of:=[.AF116]+[.AE117]" office:value-type="float" office:value="518203.57" calcext:value-type="float">
            <text:p>518203.57</text:p>
          </table:table-cell>
          <table:table-cell table:style-name="ce22" table:formula="of:=[.AD117]-[.AF117]" office:value-type="float" office:value="228332.64" calcext:value-type="float">
            <text:p>228332.6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28578.77" calcext:value-type="float">
            <text:p>228578.77</text:p>
          </table:table-cell>
          <table:table-cell table:number-columns-repeated="2"/>
          <table:table-cell office:value-type="float" office:value="145564.48" calcext:value-type="float">
            <text:p>145564.48</text:p>
          </table:table-cell>
        </table:table-row>
        <table:table-row table:style-name="ro1">
          <table:table-cell table:number-columns-repeated="18"/>
          <table:table-cell office:value-type="float" office:value="202410" calcext:value-type="float">
            <text:p>202410</text:p>
          </table:table-cell>
          <table:table-cell office:value-type="float" office:value="1512750" calcext:value-type="float">
            <text:p>1512750</text:p>
          </table:table-cell>
          <table:table-cell table:formula="of:=[.U117]+[.T118]" office:value-type="float" office:value="6407362" calcext:value-type="float">
            <text:p>6407362</text:p>
          </table:table-cell>
          <table:table-cell office:value-type="float" office:value="1719294.48" calcext:value-type="float">
            <text:p>1719294.48</text:p>
          </table:table-cell>
          <table:table-cell table:formula="of:=[.W117]+[.V118]" office:value-type="float" office:value="6612103.32" calcext:value-type="float">
            <text:p>6612103.32</text:p>
          </table:table-cell>
          <table:table-cell table:formula="of:=[.U118]-[.W118]" office:value-type="float" office:value="-204741.32" calcext:value-type="float">
            <text:p>-204741.32</text:p>
          </table:table-cell>
          <table:table-cell office:value-type="float" office:value="0" calcext:value-type="float">
            <text:p>0</text:p>
          </table:table-cell>
          <table:table-cell office:value-type="float" office:value="1512750" calcext:value-type="float">
            <text:p>1512750</text:p>
          </table:table-cell>
          <table:table-cell/>
          <table:table-cell table:style-name="ce22" office:value-type="float" office:value="202410" calcext:value-type="float">
            <text:p>202410</text:p>
          </table:table-cell>
          <table:table-cell table:style-name="ce22" office:value-type="float" office:value="145564.48" calcext:value-type="float">
            <text:p>145564.48</text:p>
          </table:table-cell>
          <table:table-cell table:style-name="ce22" table:formula="of:=[.AD117]+[.AC118]" office:value-type="float" office:value="892100.69" calcext:value-type="float">
            <text:p>892100.69</text:p>
          </table:table-cell>
          <table:table-cell table:style-name="ce22" office:value-type="float" office:value="86827.01" calcext:value-type="float">
            <text:p>86827.01</text:p>
          </table:table-cell>
          <table:table-cell table:style-name="ce22" table:formula="of:=[.AF117]+[.AE118]" office:value-type="float" office:value="605030.58" calcext:value-type="float">
            <text:p>605030.58</text:p>
          </table:table-cell>
          <table:table-cell table:style-name="ce22" table:formula="of:=[.AD118]-[.AF118]" office:value-type="float" office:value="287070.11" calcext:value-type="float">
            <text:p>287070.1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5564.48" calcext:value-type="float">
            <text:p>145564.48</text:p>
          </table:table-cell>
          <table:table-cell table:number-columns-repeated="2"/>
          <table:table-cell office:value-type="float" office:value="228578.77" calcext:value-type="float">
            <text:p>228578.77</text:p>
          </table:table-cell>
        </table:table-row>
        <table:table-row table:style-name="ro1">
          <table:table-cell table:number-columns-repeated="18"/>
          <table:table-cell office:value-type="float" office:value="202411" calcext:value-type="float">
            <text:p>202411</text:p>
          </table:table-cell>
          <table:table-cell office:value-type="float" office:value="1469770" calcext:value-type="float">
            <text:p>1469770</text:p>
          </table:table-cell>
          <table:table-cell table:formula="of:=[.U118]+[.T119]" office:value-type="float" office:value="7877132" calcext:value-type="float">
            <text:p>7877132</text:p>
          </table:table-cell>
          <table:table-cell office:value-type="float" office:value="1451014.6" calcext:value-type="float">
            <text:p>1451014.6</text:p>
          </table:table-cell>
          <table:table-cell table:formula="of:=[.W118]+[.V119]" office:value-type="float" office:value="8063117.92" calcext:value-type="float">
            <text:p>8063117.92</text:p>
          </table:table-cell>
          <table:table-cell table:formula="of:=[.U119]-[.W119]" office:value-type="float" office:value="-185985.92" calcext:value-type="float">
            <text:p>-185985.9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69770" calcext:value-type="float">
            <text:p>1469770</text:p>
          </table:table-cell>
          <table:table-cell/>
          <table:table-cell table:style-name="ce22" office:value-type="float" office:value="202411" calcext:value-type="float">
            <text:p>202411</text:p>
          </table:table-cell>
          <table:table-cell table:style-name="ce22" office:value-type="float" office:value="197983.6" calcext:value-type="float">
            <text:p>197983.6</text:p>
          </table:table-cell>
          <table:table-cell table:style-name="ce22" table:formula="of:=[.AD118]+[.AC119]" office:value-type="float" office:value="1090084.29" calcext:value-type="float">
            <text:p>1090084.29</text:p>
          </table:table-cell>
          <table:table-cell table:style-name="ce22" office:value-type="float" office:value="117231.11" calcext:value-type="float">
            <text:p>117231.11</text:p>
          </table:table-cell>
          <table:table-cell table:style-name="ce22" table:formula="of:=[.AF118]+[.AE119]" office:value-type="float" office:value="722261.69" calcext:value-type="float">
            <text:p>722261.69</text:p>
          </table:table-cell>
          <table:table-cell table:style-name="ce22" table:formula="of:=[.AD119]-[.AF119]" office:value-type="float" office:value="367822.6" calcext:value-type="float">
            <text:p>367822.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97983.6" calcext:value-type="float">
            <text:p>197983.6</text:p>
          </table:table-cell>
          <table:table-cell table:number-columns-repeated="2"/>
          <table:table-cell office:value-type="float" office:value="145564.48" calcext:value-type="float">
            <text:p>145564.48</text:p>
          </table:table-cell>
        </table:table-row>
        <table:table-row table:style-name="ro1">
          <table:table-cell table:number-columns-repeated="18"/>
          <table:table-cell office:value-type="float" office:value="202412" calcext:value-type="float">
            <text:p>202412</text:p>
          </table:table-cell>
          <table:table-cell office:value-type="float" office:value="1213160" calcext:value-type="float">
            <text:p>1213160</text:p>
          </table:table-cell>
          <table:table-cell table:formula="of:=[.U119]+[.T120]" office:value-type="float" office:value="9090292" calcext:value-type="float">
            <text:p>9090292</text:p>
          </table:table-cell>
          <table:table-cell office:value-type="float" office:value="1258128.34" calcext:value-type="float">
            <text:p>1258128.34</text:p>
          </table:table-cell>
          <table:table-cell table:formula="of:=[.W119]+[.V120]" office:value-type="float" office:value="9321246.26" calcext:value-type="float">
            <text:p>9321246.26</text:p>
          </table:table-cell>
          <table:table-cell table:formula="of:=[.U120]-[.W120]" office:value-type="float" office:value="-230954.26" calcext:value-type="float">
            <text:p>-230954.2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213160" calcext:value-type="float">
            <text:p>1213160</text:p>
          </table:table-cell>
          <table:table-cell/>
          <table:table-cell table:style-name="ce22" office:value-type="float" office:value="202412" calcext:value-type="float">
            <text:p>202412</text:p>
          </table:table-cell>
          <table:table-cell table:style-name="ce22" office:value-type="float" office:value="464687.35" calcext:value-type="float">
            <text:p>464687.35</text:p>
          </table:table-cell>
          <table:table-cell table:style-name="ce22" table:formula="of:=[.AD119]+[.AC120]" office:value-type="float" office:value="1554771.64" calcext:value-type="float">
            <text:p>1554771.64</text:p>
          </table:table-cell>
          <table:table-cell table:style-name="ce22" office:value-type="float" office:value="139160.42" calcext:value-type="float">
            <text:p>139160.42</text:p>
          </table:table-cell>
          <table:table-cell table:style-name="ce22" table:formula="of:=[.AF119]+[.AE120]" office:value-type="float" office:value="861422.11" calcext:value-type="float">
            <text:p>861422.11</text:p>
          </table:table-cell>
          <table:table-cell table:style-name="ce22" table:formula="of:=[.AD120]-[.AF120]" office:value-type="float" office:value="693349.53" calcext:value-type="float">
            <text:p>693349.5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64687.35" calcext:value-type="float">
            <text:p>464687.35</text:p>
          </table:table-cell>
          <table:table-cell table:number-columns-repeated="2"/>
          <table:table-cell office:value-type="float" office:value="105564.48" calcext:value-type="float">
            <text:p>105564.48</text:p>
          </table:table-cell>
        </table:table-row>
        <table:table-row table:style-name="ro1">
          <table:table-cell table:number-columns-repeated="18"/>
          <table:table-cell office:value-type="float" office:value="202501" calcext:value-type="float">
            <text:p>202501</text:p>
          </table:table-cell>
          <table:table-cell office:value-type="float" office:value="1299697" calcext:value-type="float">
            <text:p>1299697</text:p>
          </table:table-cell>
          <table:table-cell table:formula="of:=[.U120]+[.T121]" office:value-type="float" office:value="10389989" calcext:value-type="float">
            <text:p>10389989</text:p>
          </table:table-cell>
          <table:table-cell office:value-type="float" office:value="1350782.55" calcext:value-type="float">
            <text:p>1350782.55</text:p>
          </table:table-cell>
          <table:table-cell table:formula="of:=[.W120]+[.V121]" office:value-type="float" office:value="10672028.81" calcext:value-type="float">
            <text:p>10672028.81</text:p>
          </table:table-cell>
          <table:table-cell table:formula="of:=[.U121]-[.W121]" office:value-type="float" office:value="-282039.810000001" calcext:value-type="float">
            <text:p>-282039.810000001</text:p>
          </table:table-cell>
          <table:table-cell table:style-name="ce11" table:formula="of:=[.W121]-[.U121]" office:value-type="float" office:value="282039.810000001" calcext:value-type="float">
            <text:p>282039.810000001</text:p>
          </table:table-cell>
          <table:table-cell table:formula="of:=[.Y121]+[.T121]" office:value-type="float" office:value="1581736.81" calcext:value-type="float">
            <text:p>1581736.81</text:p>
          </table:table-cell>
          <table:table-cell/>
          <table:table-cell table:style-name="ce22" office:value-type="float" office:value="202501" calcext:value-type="float">
            <text:p>202501</text:p>
          </table:table-cell>
          <table:table-cell table:style-name="ce22" office:value-type="float" office:value="145564.48" calcext:value-type="float">
            <text:p>145564.48</text:p>
          </table:table-cell>
          <table:table-cell table:style-name="ce22" table:formula="of:=[.AD120]+[.AC121]" office:value-type="float" office:value="1700336.12" calcext:value-type="float">
            <text:p>1700336.12</text:p>
          </table:table-cell>
          <table:table-cell table:style-name="ce22" office:value-type="float" office:value="76691.6" calcext:value-type="float">
            <text:p>76691.6</text:p>
          </table:table-cell>
          <table:table-cell table:style-name="ce22" table:formula="of:=[.AF120]+[.AE121]" office:value-type="float" office:value="938113.71" calcext:value-type="float">
            <text:p>938113.71</text:p>
          </table:table-cell>
          <table:table-cell table:style-name="ce22" table:formula="of:=[.AD121]-[.AF121]" office:value-type="float" office:value="762222.41" calcext:value-type="float">
            <text:p>762222.41</text:p>
          </table:table-cell>
          <table:table-cell table:style-name="ce26" table:formula="of:=[.AF121]-[.AD121]" office:value-type="float" office:value="-762222.41" calcext:value-type="float">
            <text:p>-762222.41</text:p>
          </table:table-cell>
          <table:table-cell table:style-name="ce22" table:formula="of:=[.AH121]+[.AC121]" office:value-type="float" office:value="-616657.93" calcext:value-type="float">
            <text:p>-616657.93</text:p>
          </table:table-cell>
          <table:table-cell table:number-columns-repeated="2"/>
          <table:table-cell office:value-type="float" office:value="266828.48" calcext:value-type="float">
            <text:p>266828.48</text:p>
          </table:table-cell>
        </table:table-row>
        <table:table-row table:style-name="ro1">
          <table:table-cell table:number-columns-repeated="18"/>
          <table:table-cell office:value-type="float" office:value="202502" calcext:value-type="float">
            <text:p>202502</text:p>
          </table:table-cell>
          <table:table-cell table:style-name="ce8" office:value-type="float" office:value="1132856" calcext:value-type="float">
            <text:p>1132856</text:p>
          </table:table-cell>
          <table:table-cell table:formula="of:=[.U121]+[.T122]" office:value-type="float" office:value="11522845" calcext:value-type="float">
            <text:p>11522845</text:p>
          </table:table-cell>
          <table:table-cell office:value-type="float" office:value="750242" calcext:value-type="float">
            <text:p>750242</text:p>
          </table:table-cell>
          <table:table-cell table:formula="of:=[.W121]+[.V122]" office:value-type="float" office:value="11422270.81" calcext:value-type="float">
            <text:p>11422270.81</text:p>
          </table:table-cell>
          <table:table-cell table:formula="of:=[.U122]-[.W122]" office:value-type="float" office:value="100574.189999999" calcext:value-type="float">
            <text:p>100574.189999999</text:p>
          </table:table-cell>
          <table:table-cell table:formula="of:=[.Y121]*-1" office:value-type="float" office:value="-282039.810000001" calcext:value-type="float">
            <text:p>-282039.810000001</text:p>
          </table:table-cell>
          <table:table-cell table:formula="of:=[.T122]+[.Y122]" office:value-type="float" office:value="850816.189999999" calcext:value-type="float">
            <text:p>850816.189999999</text:p>
          </table:table-cell>
          <table:table-cell/>
          <table:table-cell table:style-name="ce22" office:value-type="float" office:value="202502" calcext:value-type="float">
            <text:p>202502</text:p>
          </table:table-cell>
          <table:table-cell table:style-name="ce25" office:value-type="float" office:value="145564.48" calcext:value-type="float">
            <text:p>145564.48</text:p>
          </table:table-cell>
          <table:table-cell table:style-name="ce22" table:formula="of:=[.AD121]+[.AC122]" office:value-type="float" office:value="1845900.6" calcext:value-type="float">
            <text:p>1845900.6</text:p>
          </table:table-cell>
          <table:table-cell table:style-name="ce22" office:value-type="float" office:value="3956" calcext:value-type="float">
            <text:p>3956</text:p>
          </table:table-cell>
          <table:table-cell table:style-name="ce22" table:formula="of:=[.AF121]+[.AE122]" office:value-type="float" office:value="942069.71" calcext:value-type="float">
            <text:p>942069.71</text:p>
          </table:table-cell>
          <table:table-cell table:style-name="ce22" table:formula="of:=[.AD122]-[.AF122]" office:value-type="float" office:value="903830.89" calcext:value-type="float">
            <text:p>903830.89</text:p>
          </table:table-cell>
          <table:table-cell table:style-name="ce22" table:formula="of:=[.AH121]*-1" office:value-type="float" office:value="762222.41" calcext:value-type="float">
            <text:p>762222.41</text:p>
          </table:table-cell>
          <table:table-cell table:style-name="ce22" table:formula="of:=[.AC122]+[.AH122]" office:value-type="float" office:value="907786.89" calcext:value-type="float">
            <text:p>907786.89</text:p>
          </table:table-cell>
          <table:table-cell table:number-columns-repeated="2"/>
          <table:table-cell office:value-type="float" office:value="145564.48" calcext:value-type="float">
            <text:p>145564.48</text:p>
          </table:table-cell>
        </table:table-row>
        <table:table-row table:style-name="ro1">
          <table:table-cell table:number-columns-repeated="27"/>
          <table:table-cell table:style-name="ce22" table:number-columns-repeated="8"/>
          <table:table-cell table:number-columns-repeated="2"/>
          <table:table-cell office:value-type="float" office:value="145564.48" calcext:value-type="float">
            <text:p>145564.48</text:p>
          </table:table-cell>
        </table:table-row>
        <table:table-row table:style-name="ro1">
          <table:table-cell table:number-columns-repeated="19"/>
          <table:table-cell table:formula="of:=SUM([.T114:.T122])" office:value-type="float" office:value="11522845" calcext:value-type="float">
            <text:p>11522845</text:p>
          </table:table-cell>
          <table:table-cell/>
          <table:table-cell table:formula="of:=SUM([.V114:.V123])" office:value-type="float" office:value="11422270.81" calcext:value-type="float">
            <text:p>11422270.81</text:p>
          </table:table-cell>
          <table:table-cell table:number-columns-repeated="2"/>
          <table:table-cell table:formula="of:=SUM([.Y114:.Y122])" office:value-type="float" office:value="0" calcext:value-type="float">
            <text:p>0</text:p>
          </table:table-cell>
          <table:table-cell table:formula="of:=SUM([.Z113:.Z122])" office:value-type="float" office:value="11522845" calcext:value-type="float">
            <text:p>11522845</text:p>
          </table:table-cell>
          <table:table-cell/>
          <table:table-cell table:style-name="ce22" office:value-type="string" calcext:value-type="string">
            <text:p>YTD</text:p>
          </table:table-cell>
          <table:table-cell table:style-name="ce22" table:formula="of:=SUM([.AC114:.AC121])" office:value-type="float" office:value="1700336.12" calcext:value-type="float">
            <text:p>1700336.12</text:p>
          </table:table-cell>
          <table:table-cell table:style-name="ce22" office:value-type="string" calcext:value-type="string">
            <text:p>YTD</text:p>
          </table:table-cell>
          <table:table-cell table:style-name="ce22" table:formula="of:=SUM([.AE114:.AE121])" office:value-type="float" office:value="938113.71" calcext:value-type="float">
            <text:p>938113.71</text:p>
          </table:table-cell>
          <table:table-cell table:style-name="ce22" table:number-columns-repeated="2"/>
          <table:table-cell table:style-name="ce22" table:formula="of:=SUM([.AH114:.AH122])" office:value-type="float" office:value="0" calcext:value-type="float">
            <text:p>0</text:p>
          </table:table-cell>
          <table:table-cell table:style-name="ce22" table:formula="of:=SUM([.AI113:.AI121])" office:value-type="float" office:value="938113.71" calcext:value-type="float">
            <text:p>938113.71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string" calcext:value-type="string">
            <text:p>Overall</text:p>
          </table:table-cell>
          <table:table-cell table:style-name="ce22" table:formula="of:=SUM([.AC114:.AC122])" office:value-type="float" office:value="1845900.6" calcext:value-type="float">
            <text:p>1845900.6</text:p>
          </table:table-cell>
          <table:table-cell table:style-name="ce22" office:value-type="string" calcext:value-type="string">
            <text:p>Overall</text:p>
          </table:table-cell>
          <table:table-cell table:style-name="ce22" table:formula="of:=SUM([.AE114:.AE122])" office:value-type="float" office:value="942069.71" calcext:value-type="float">
            <text:p>942069.71</text:p>
          </table:table-cell>
          <table:table-cell table:style-name="ce22" table:number-columns-repeated="3"/>
          <table:table-cell table:style-name="ce22" table:formula="of:=SUM([.AI114:.AI122])" office:value-type="float" office:value="1845900.6" calcext:value-type="float">
            <text:p>1845900.6</text:p>
          </table:table-cell>
          <table:table-cell table:number-columns-repeated="2"/>
          <table:table-cell table:formula="of:=SUM([.AL115:.AL124])" office:value-type="float" office:value="1845900.6" calcext:value-type="float">
            <text:p>1845900.6</text:p>
          </table:table-cell>
        </table:table-row>
        <table:table-row table:style-name="ro1">
          <table:table-cell table:number-columns-repeated="21"/>
          <table:table-cell table:formula="of:=[.T124]-[.V124]" office:value-type="float" office:value="100574.189999999" calcext:value-type="float">
            <text:p>100574.189999999</text:p>
          </table:table-cell>
          <table:table-cell table:number-columns-repeated="5"/>
          <table:table-cell table:style-name="ce22" table:number-columns-repeated="8"/>
          <table:table-cell table:number-columns-repeated="3"/>
        </table:table-row>
        <table:table-row table:style-name="ro1">
          <table:table-cell table:number-columns-repeated="27"/>
          <table:table-cell table:style-name="ce22" table:number-columns-repeated="8"/>
          <table:table-cell table:number-columns-repeated="3"/>
        </table:table-row>
        <table:table-row table:style-name="ro1">
          <table:table-cell table:number-columns-repeated="27"/>
          <table:table-cell table:style-name="ce22" table:number-columns-repeated="3"/>
          <table:table-cell table:style-name="ce22" table:formula="of:=[.AC124]-[.AE124]" office:value-type="float" office:value="762222.41" calcext:value-type="float">
            <text:p>762222.41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number-columns-repeated="27"/>
          <table:table-cell table:style-name="ce22" table:number-columns-repeated="8"/>
          <table:table-cell table:number-columns-repeated="3"/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27"/>
          <table:table-cell table:style-name="ce22" table:number-columns-repeated="8"/>
          <table:table-cell table:number-columns-repeated="3"/>
        </table:table-row>
        <table:table-row table:style-name="ro1">
          <table:table-cell table:number-columns-repeated="27"/>
          <table:table-cell table:style-name="ce23" office:value-type="float" office:value="12043" calcext:value-type="float">
            <text:p>12043</text:p>
          </table:table-cell>
          <table:table-cell table:style-name="ce22" table:number-columns-repeated="7"/>
          <table:table-cell table:number-columns-repeated="3"/>
        </table:table-row>
        <table:table-row table:style-name="ro2">
          <table:table-cell table:number-columns-repeated="27"/>
          <table:table-cell table:style-name="ce24" office:value-type="string" calcext:value-type="string">
            <text:p>Month</text:p>
          </table:table-cell>
          <table:table-cell table:style-name="ce24" office:value-type="string" calcext:value-type="string">
            <text:p>Budget</text:p>
          </table:table-cell>
          <table:table-cell table:style-name="ce24" office:value-type="string" calcext:value-type="string">
            <text:p>YTD Budget</text:p>
          </table:table-cell>
          <table:table-cell table:style-name="ce24" office:value-type="string" calcext:value-type="string">
            <text:p>Month Spend</text:p>
          </table:table-cell>
          <table:table-cell table:style-name="ce24" office:value-type="string" calcext:value-type="string">
            <text:p>YTD Spend</text:p>
          </table:table-cell>
          <table:table-cell table:style-name="ce24" office:value-type="string" calcext:value-type="string">
            <text:p>Surplus/Shortfall</text:p>
          </table:table-cell>
          <table:table-cell table:style-name="ce22" office:value-type="string" calcext:value-type="string">
            <text:p>Ajustment</text:p>
          </table:table-cell>
          <table:table-cell table:style-name="ce22" office:value-type="string" calcext:value-type="string">
            <text:p>NEW BUDGET</text:p>
          </table:table-cell>
          <table:table-cell/>
          <table:table-cell table:style-name="ce27" office:value-type="string" calcext:value-type="string">
            <text:p>Nett: 143106.13</text:p>
          </table:table-cell>
          <table:table-cell/>
        </table:table-row>
        <table:table-row table:style-name="ro1">
          <table:table-cell table:number-columns-repeated="27"/>
          <table:table-cell table:style-name="ce22" table:number-columns-repeated="8"/>
          <table:table-cell/>
          <table:table-cell table:style-name="ce27" office:value-type="string" calcext:value-type="string">
            <text:p>Serial: 12043</text:p>
          </table:table-cell>
          <table:table-cell/>
        </table:table-row>
        <table:table-row table:style-name="ro2">
          <table:table-cell table:number-columns-repeated="27"/>
          <table:table-cell table:style-name="ce22" office:value-type="float" office:value="202406" calcext:value-type="float">
            <text:p>202406</text:p>
          </table:table-cell>
          <table:table-cell table:style-name="ce22" office:value-type="float" office:value="207500" calcext:value-type="float">
            <text:p>207500</text:p>
          </table:table-cell>
          <table:table-cell table:style-name="ce22" table:formula="of:=[.AD137]+[.AC138]" office:value-type="float" office:value="207500" calcext:value-type="float">
            <text:p>207500</text:p>
          </table:table-cell>
          <table:table-cell table:style-name="ce22" office:value-type="float" office:value="177127.68" calcext:value-type="float">
            <text:p>177127.68</text:p>
          </table:table-cell>
          <table:table-cell table:style-name="ce22" table:formula="of:=[.AF137]+[.AE138]" office:value-type="float" office:value="177127.68" calcext:value-type="float">
            <text:p>177127.68</text:p>
          </table:table-cell>
          <table:table-cell table:style-name="ce22" table:formula="of:=[.AD138]-[.AF138]" office:value-type="float" office:value="30372.32" calcext:value-type="float">
            <text:p>30372.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7500" calcext:value-type="float">
            <text:p>207500</text:p>
          </table:table-cell>
          <table:table-cell/>
          <table:table-cell table:style-name="ce27" office:value-type="string" calcext:value-type="string">
            <text:p>Difference: -143106.13</text:p>
          </table:table-cell>
          <table:table-cell/>
        </table:table-row>
        <table:table-row table:style-name="ro2">
          <table:table-cell table:number-columns-repeated="27"/>
          <table:table-cell table:style-name="ce22" office:value-type="float" office:value="202407" calcext:value-type="float">
            <text:p>202407</text:p>
          </table:table-cell>
          <table:table-cell table:style-name="ce22" office:value-type="float" office:value="166500" calcext:value-type="float">
            <text:p>166500</text:p>
          </table:table-cell>
          <table:table-cell table:style-name="ce22" table:formula="of:=[.AD138]+[.AC139]" office:value-type="float" office:value="374000" calcext:value-type="float">
            <text:p>374000</text:p>
          </table:table-cell>
          <table:table-cell table:style-name="ce22" office:value-type="float" office:value="95581.05" calcext:value-type="float">
            <text:p>95581.05</text:p>
          </table:table-cell>
          <table:table-cell table:style-name="ce22" table:formula="of:=[.AF138]+[.AE139]" office:value-type="float" office:value="272708.73" calcext:value-type="float">
            <text:p>272708.73</text:p>
          </table:table-cell>
          <table:table-cell table:style-name="ce22" table:formula="of:=[.AD139]-[.AF139]" office:value-type="float" office:value="101291.27" calcext:value-type="float">
            <text:p>101291.2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6500" calcext:value-type="float">
            <text:p>166500</text:p>
          </table:table-cell>
          <table:table-cell/>
          <table:table-cell table:style-name="ce27" office:value-type="string" calcext:value-type="string">
            <text:p>Tot Budget: 1232000</text:p>
          </table:table-cell>
          <table:table-cell/>
        </table:table-row>
        <table:table-row table:style-name="ro2">
          <table:table-cell table:number-columns-repeated="27"/>
          <table:table-cell table:style-name="ce22" office:value-type="float" office:value="202408" calcext:value-type="float">
            <text:p>202408</text:p>
          </table:table-cell>
          <table:table-cell table:style-name="ce22" office:value-type="float" office:value="109500" calcext:value-type="float">
            <text:p>109500</text:p>
          </table:table-cell>
          <table:table-cell table:style-name="ce22" table:formula="of:=[.AD139]+[.AC140]" office:value-type="float" office:value="483500" calcext:value-type="float">
            <text:p>483500</text:p>
          </table:table-cell>
          <table:table-cell table:style-name="ce22" office:value-type="float" office:value="107959.85" calcext:value-type="float">
            <text:p>107959.85</text:p>
          </table:table-cell>
          <table:table-cell table:style-name="ce22" table:formula="of:=[.AF139]+[.AE140]" office:value-type="float" office:value="380668.58" calcext:value-type="float">
            <text:p>380668.58</text:p>
          </table:table-cell>
          <table:table-cell table:style-name="ce22" table:formula="of:=[.AD140]-[.AF140]" office:value-type="float" office:value="102831.42" calcext:value-type="float">
            <text:p>102831.4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9500" calcext:value-type="float">
            <text:p>109500</text:p>
          </table:table-cell>
          <table:table-cell/>
          <table:table-cell table:style-name="ce27" office:value-type="string" calcext:value-type="string">
            <text:p>Tot Spend: 1088893.87</text:p>
          </table:table-cell>
          <table:table-cell/>
        </table:table-row>
        <table:table-row table:style-name="ro2">
          <table:table-cell table:number-columns-repeated="27"/>
          <table:table-cell table:style-name="ce22" office:value-type="float" office:value="202409" calcext:value-type="float">
            <text:p>202409</text:p>
          </table:table-cell>
          <table:table-cell table:style-name="ce22" office:value-type="float" office:value="152500" calcext:value-type="float">
            <text:p>152500</text:p>
          </table:table-cell>
          <table:table-cell table:style-name="ce22" table:formula="of:=[.AD140]+[.AC141]" office:value-type="float" office:value="636000" calcext:value-type="float">
            <text:p>636000</text:p>
          </table:table-cell>
          <table:table-cell table:style-name="ce22" office:value-type="float" office:value="146065.11" calcext:value-type="float">
            <text:p>146065.11</text:p>
          </table:table-cell>
          <table:table-cell table:style-name="ce22" table:formula="of:=[.AF140]+[.AE141]" office:value-type="float" office:value="526733.69" calcext:value-type="float">
            <text:p>526733.69</text:p>
          </table:table-cell>
          <table:table-cell table:style-name="ce22" table:formula="of:=[.AD141]-[.AF141]" office:value-type="float" office:value="109266.31" calcext:value-type="float">
            <text:p>109266.3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2500" calcext:value-type="float">
            <text:p>152500</text:p>
          </table:table-cell>
          <table:table-cell/>
          <table:table-cell table:style-name="ce27" office:value-type="string" calcext:value-type="string">
            <text:p>Adjustment: 289554.21</text:p>
          </table:table-cell>
          <table:table-cell/>
        </table:table-row>
        <table:table-row table:style-name="ro3">
          <table:table-cell table:number-columns-repeated="27"/>
          <table:table-cell table:style-name="ce22" office:value-type="float" office:value="202410" calcext:value-type="float">
            <text:p>202410</text:p>
          </table:table-cell>
          <table:table-cell table:style-name="ce22" office:value-type="float" office:value="151500" calcext:value-type="float">
            <text:p>151500</text:p>
          </table:table-cell>
          <table:table-cell table:style-name="ce22" table:formula="of:=[.AD141]+[.AC142]" office:value-type="float" office:value="787500" calcext:value-type="float">
            <text:p>787500</text:p>
          </table:table-cell>
          <table:table-cell table:style-name="ce22" office:value-type="float" office:value="151383.3" calcext:value-type="float">
            <text:p>151383.3</text:p>
          </table:table-cell>
          <table:table-cell table:style-name="ce22" table:formula="of:=[.AF141]+[.AE142]" office:value-type="float" office:value="678116.99" calcext:value-type="float">
            <text:p>678116.99</text:p>
          </table:table-cell>
          <table:table-cell table:style-name="ce22" table:formula="of:=[.AD142]-[.AF142]" office:value-type="float" office:value="109383.01" calcext:value-type="float">
            <text:p>109383.0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1500" calcext:value-type="float">
            <text:p>151500</text:p>
          </table:table-cell>
          <table:table-cell/>
          <table:table-cell table:style-name="ce27" office:value-type="string" calcext:value-type="string">
            <text:p>CNB: -6606.1300000001</text:p>
          </table:table-cell>
          <table:table-cell/>
        </table:table-row>
        <table:table-row table:style-name="ro2">
          <table:table-cell table:number-columns-repeated="27"/>
          <table:table-cell table:style-name="ce22" office:value-type="float" office:value="202411" calcext:value-type="float">
            <text:p>202411</text:p>
          </table:table-cell>
          <table:table-cell table:style-name="ce22" office:value-type="float" office:value="156500" calcext:value-type="float">
            <text:p>156500</text:p>
          </table:table-cell>
          <table:table-cell table:style-name="ce22" table:formula="of:=[.AD142]+[.AC143]" office:value-type="float" office:value="944000" calcext:value-type="float">
            <text:p>944000</text:p>
          </table:table-cell>
          <table:table-cell table:style-name="ce22" office:value-type="float" office:value="140757.47" calcext:value-type="float">
            <text:p>140757.47</text:p>
          </table:table-cell>
          <table:table-cell table:style-name="ce22" table:formula="of:=[.AF142]+[.AE143]" office:value-type="float" office:value="818874.46" calcext:value-type="float">
            <text:p>818874.46</text:p>
          </table:table-cell>
          <table:table-cell table:style-name="ce22" table:formula="of:=[.AD143]-[.AF143]" office:value-type="float" office:value="125125.54" calcext:value-type="float">
            <text:p>125125.5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6500" calcext:value-type="float">
            <text:p>156500</text:p>
          </table:table-cell>
          <table:table-cell/>
          <table:table-cell table:style-name="ce27" office:value-type="string" calcext:value-type="string">
            <text:p>NNB: 304606.13</text:p>
          </table:table-cell>
          <table:table-cell/>
        </table:table-row>
        <table:table-row table:style-name="ro1">
          <table:table-cell table:number-columns-repeated="27"/>
          <table:table-cell table:style-name="ce22" office:value-type="float" office:value="202412" calcext:value-type="float">
            <text:p>202412</text:p>
          </table:table-cell>
          <table:table-cell table:style-name="ce22" office:value-type="float" office:value="151500" calcext:value-type="float">
            <text:p>151500</text:p>
          </table:table-cell>
          <table:table-cell table:style-name="ce22" table:formula="of:=[.AD143]+[.AC144]" office:value-type="float" office:value="1095500" calcext:value-type="float">
            <text:p>1095500</text:p>
          </table:table-cell>
          <table:table-cell table:style-name="ce22" office:value-type="float" office:value="123571.33" calcext:value-type="float">
            <text:p>123571.33</text:p>
          </table:table-cell>
          <table:table-cell table:style-name="ce22" table:formula="of:=[.AF143]+[.AE144]" office:value-type="float" office:value="942445.79" calcext:value-type="float">
            <text:p>942445.79</text:p>
          </table:table-cell>
          <table:table-cell table:style-name="ce22" table:formula="of:=[.AD144]-[.AF144]" office:value-type="float" office:value="153054.21" calcext:value-type="float">
            <text:p>153054.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1500" calcext:value-type="float">
            <text:p>151500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501" calcext:value-type="float">
            <text:p>202501</text:p>
          </table:table-cell>
          <table:table-cell table:style-name="ce22" office:value-type="float" office:value="136500" calcext:value-type="float">
            <text:p>136500</text:p>
          </table:table-cell>
          <table:table-cell table:style-name="ce22" table:formula="of:=[.AD144]+[.AC145]" office:value-type="float" office:value="1232000" calcext:value-type="float">
            <text:p>1232000</text:p>
          </table:table-cell>
          <table:table-cell table:style-name="ce22" office:value-type="float" office:value="146448.08" calcext:value-type="float">
            <text:p>146448.08</text:p>
          </table:table-cell>
          <table:table-cell table:style-name="ce22" table:formula="of:=[.AF144]+[.AE145]" office:value-type="float" office:value="1088893.87" calcext:value-type="float">
            <text:p>1088893.87</text:p>
          </table:table-cell>
          <table:table-cell table:style-name="ce22" table:formula="of:=[.AD145]-[.AF145]" office:value-type="float" office:value="143106.13" calcext:value-type="float">
            <text:p>143106.13</text:p>
          </table:table-cell>
          <table:table-cell table:style-name="ce26" table:formula="of:=[.AF145]-[.AD145]" office:value-type="float" office:value="-143106.13" calcext:value-type="float">
            <text:p>-143106.13</text:p>
          </table:table-cell>
          <table:table-cell table:style-name="ce22" table:formula="of:=[.AH145]+[.AC145]" office:value-type="float" office:value="-6606.13000000012" calcext:value-type="float">
            <text:p>-6606.13000000012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502" calcext:value-type="float">
            <text:p>202502</text:p>
          </table:table-cell>
          <table:table-cell table:style-name="ce25" office:value-type="float" office:value="161500" calcext:value-type="float">
            <text:p>161500</text:p>
          </table:table-cell>
          <table:table-cell table:style-name="ce22" table:formula="of:=[.AD145]+[.AC146]" office:value-type="float" office:value="1393500" calcext:value-type="float">
            <text:p>1393500</text:p>
          </table:table-cell>
          <table:table-cell table:style-name="ce22" office:value-type="float" office:value="7049.5" calcext:value-type="float">
            <text:p>7049.5</text:p>
          </table:table-cell>
          <table:table-cell table:style-name="ce22" table:formula="of:=[.AF145]+[.AE146]" office:value-type="float" office:value="1095943.37" calcext:value-type="float">
            <text:p>1095943.37</text:p>
          </table:table-cell>
          <table:table-cell table:style-name="ce22" table:formula="of:=[.AD146]-[.AF146]" office:value-type="float" office:value="297556.63" calcext:value-type="float">
            <text:p>297556.63</text:p>
          </table:table-cell>
          <table:table-cell table:style-name="ce22" table:formula="of:=[.AH145]*-1" office:value-type="float" office:value="143106.13" calcext:value-type="float">
            <text:p>143106.13</text:p>
          </table:table-cell>
          <table:table-cell table:style-name="ce22" table:formula="of:=[.AC146]+[.AH146]" office:value-type="float" office:value="304606.13" calcext:value-type="float">
            <text:p>304606.13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table:number-columns-repeated="8"/>
          <table:table-cell table:number-columns-repeated="3"/>
        </table:table-row>
        <table:table-row table:style-name="ro1">
          <table:table-cell table:number-columns-repeated="27"/>
          <table:table-cell table:style-name="ce22" office:value-type="string" calcext:value-type="string">
            <text:p>YTD</text:p>
          </table:table-cell>
          <table:table-cell table:style-name="ce22" table:formula="of:=SUM([.AC138:.AC145])" office:value-type="float" office:value="1232000" calcext:value-type="float">
            <text:p>1232000</text:p>
          </table:table-cell>
          <table:table-cell table:style-name="ce22" office:value-type="string" calcext:value-type="string">
            <text:p>YTD</text:p>
          </table:table-cell>
          <table:table-cell table:style-name="ce22" table:formula="of:=SUM([.AE138:.AE145])" office:value-type="float" office:value="1088893.87" calcext:value-type="float">
            <text:p>1088893.87</text:p>
          </table:table-cell>
          <table:table-cell table:style-name="ce22" table:number-columns-repeated="2"/>
          <table:table-cell table:style-name="ce22" table:formula="of:=SUM([.AH138:.AH146])" office:value-type="float" office:value="0" calcext:value-type="float">
            <text:p>0</text:p>
          </table:table-cell>
          <table:table-cell table:style-name="ce22" table:formula="of:=SUM([.AI137:.AI145])" office:value-type="float" office:value="1088893.87" calcext:value-type="float">
            <text:p>1088893.87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string" calcext:value-type="string">
            <text:p>Overall</text:p>
          </table:table-cell>
          <table:table-cell table:style-name="ce22" table:formula="of:=SUM([.AC138:.AC146])" office:value-type="float" office:value="1393500" calcext:value-type="float">
            <text:p>1393500</text:p>
          </table:table-cell>
          <table:table-cell table:style-name="ce22" office:value-type="string" calcext:value-type="string">
            <text:p>Overall</text:p>
          </table:table-cell>
          <table:table-cell table:style-name="ce22" table:formula="of:=SUM([.AE138:.AE146])" office:value-type="float" office:value="1095943.37" calcext:value-type="float">
            <text:p>1095943.37</text:p>
          </table:table-cell>
          <table:table-cell table:style-name="ce22" table:number-columns-repeated="3"/>
          <table:table-cell table:style-name="ce22" table:formula="of:=SUM([.AI138:.AI146])" office:value-type="float" office:value="1393500" calcext:value-type="float">
            <text:p>1393500</text:p>
          </table:table-cell>
          <table:table-cell table:number-columns-repeated="3"/>
        </table:table-row>
        <table:table-row table:style-name="ro1" table:number-rows-repeated="2">
          <table:table-cell table:number-columns-repeated="27"/>
          <table:table-cell table:style-name="ce22" table:number-columns-repeated="8"/>
          <table:table-cell table:number-columns-repeated="3"/>
        </table:table-row>
        <table:table-row table:style-name="ro1">
          <table:table-cell table:number-columns-repeated="27"/>
          <table:table-cell table:style-name="ce22" table:number-columns-repeated="3"/>
          <table:table-cell table:style-name="ce22" table:formula="of:=[.AC148]-[.AE148]" office:value-type="float" office:value="143106.13" calcext:value-type="float">
            <text:p>143106.13</text:p>
          </table:table-cell>
          <table:table-cell table:style-name="ce22" table:number-columns-repeated="4"/>
          <table:table-cell table:number-columns-repeated="3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27"/>
          <table:table-cell table:style-name="ce22" table:number-columns-repeated="8"/>
          <table:table-cell table:number-columns-repeated="3"/>
        </table:table-row>
        <table:table-row table:style-name="ro1">
          <table:table-cell table:number-columns-repeated="27"/>
          <table:table-cell table:style-name="ce23" office:value-type="float" office:value="12043" calcext:value-type="float">
            <text:p>12043</text:p>
          </table:table-cell>
          <table:table-cell table:style-name="ce22" table:number-columns-repeated="7"/>
          <table:table-cell table:number-columns-repeated="3"/>
        </table:table-row>
        <table:table-row table:style-name="ro1">
          <table:table-cell table:number-columns-repeated="27"/>
          <table:table-cell table:style-name="ce24" office:value-type="string" calcext:value-type="string">
            <text:p>Month</text:p>
          </table:table-cell>
          <table:table-cell table:style-name="ce24" office:value-type="string" calcext:value-type="string">
            <text:p>Budget</text:p>
          </table:table-cell>
          <table:table-cell table:style-name="ce24" office:value-type="string" calcext:value-type="string">
            <text:p>YTD Budget</text:p>
          </table:table-cell>
          <table:table-cell table:style-name="ce24" office:value-type="string" calcext:value-type="string">
            <text:p>Month Spend</text:p>
          </table:table-cell>
          <table:table-cell table:style-name="ce24" office:value-type="string" calcext:value-type="string">
            <text:p>YTD Spend</text:p>
          </table:table-cell>
          <table:table-cell table:style-name="ce24" office:value-type="string" calcext:value-type="string">
            <text:p>Surplus/Shortfall</text:p>
          </table:table-cell>
          <table:table-cell table:style-name="ce22" office:value-type="string" calcext:value-type="string">
            <text:p>Ajustment</text:p>
          </table:table-cell>
          <table:table-cell table:style-name="ce22" office:value-type="string" calcext:value-type="string">
            <text:p>NEW BUDGET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table:number-columns-repeated="8"/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406" calcext:value-type="float">
            <text:p>202406</text:p>
          </table:table-cell>
          <table:table-cell table:style-name="ce22" office:value-type="float" office:value="207500" calcext:value-type="float">
            <text:p>207500</text:p>
          </table:table-cell>
          <table:table-cell table:style-name="ce22" table:formula="of:=[.AD159]+[.AC160]" office:value-type="float" office:value="207500" calcext:value-type="float">
            <text:p>207500</text:p>
          </table:table-cell>
          <table:table-cell table:style-name="ce22" office:value-type="float" office:value="177127.68" calcext:value-type="float">
            <text:p>177127.68</text:p>
          </table:table-cell>
          <table:table-cell table:style-name="ce22" table:formula="of:=[.AF159]+[.AE160]" office:value-type="float" office:value="177127.68" calcext:value-type="float">
            <text:p>177127.68</text:p>
          </table:table-cell>
          <table:table-cell table:style-name="ce22" table:formula="of:=[.AD160]-[.AF160]" office:value-type="float" office:value="30372.32" calcext:value-type="float">
            <text:p>30372.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7500" calcext:value-type="float">
            <text:p>207500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407" calcext:value-type="float">
            <text:p>202407</text:p>
          </table:table-cell>
          <table:table-cell table:style-name="ce22" office:value-type="float" office:value="166500" calcext:value-type="float">
            <text:p>166500</text:p>
          </table:table-cell>
          <table:table-cell table:style-name="ce22" table:formula="of:=[.AD160]+[.AC161]" office:value-type="float" office:value="374000" calcext:value-type="float">
            <text:p>374000</text:p>
          </table:table-cell>
          <table:table-cell table:style-name="ce22" office:value-type="float" office:value="95581.05" calcext:value-type="float">
            <text:p>95581.05</text:p>
          </table:table-cell>
          <table:table-cell table:style-name="ce22" table:formula="of:=[.AF160]+[.AE161]" office:value-type="float" office:value="272708.73" calcext:value-type="float">
            <text:p>272708.73</text:p>
          </table:table-cell>
          <table:table-cell table:style-name="ce22" table:formula="of:=[.AD161]-[.AF161]" office:value-type="float" office:value="101291.27" calcext:value-type="float">
            <text:p>101291.2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6500" calcext:value-type="float">
            <text:p>166500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408" calcext:value-type="float">
            <text:p>202408</text:p>
          </table:table-cell>
          <table:table-cell table:style-name="ce22" office:value-type="float" office:value="109500" calcext:value-type="float">
            <text:p>109500</text:p>
          </table:table-cell>
          <table:table-cell table:style-name="ce22" table:formula="of:=[.AD161]+[.AC162]" office:value-type="float" office:value="483500" calcext:value-type="float">
            <text:p>483500</text:p>
          </table:table-cell>
          <table:table-cell table:style-name="ce22" office:value-type="float" office:value="107959.85" calcext:value-type="float">
            <text:p>107959.85</text:p>
          </table:table-cell>
          <table:table-cell table:style-name="ce22" table:formula="of:=[.AF161]+[.AE162]" office:value-type="float" office:value="380668.58" calcext:value-type="float">
            <text:p>380668.58</text:p>
          </table:table-cell>
          <table:table-cell table:style-name="ce22" table:formula="of:=[.AD162]-[.AF162]" office:value-type="float" office:value="102831.42" calcext:value-type="float">
            <text:p>102831.4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9500" calcext:value-type="float">
            <text:p>109500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409" calcext:value-type="float">
            <text:p>202409</text:p>
          </table:table-cell>
          <table:table-cell table:style-name="ce22" office:value-type="float" office:value="152500" calcext:value-type="float">
            <text:p>152500</text:p>
          </table:table-cell>
          <table:table-cell table:style-name="ce22" table:formula="of:=[.AD162]+[.AC163]" office:value-type="float" office:value="636000" calcext:value-type="float">
            <text:p>636000</text:p>
          </table:table-cell>
          <table:table-cell table:style-name="ce22" office:value-type="float" office:value="146065.11" calcext:value-type="float">
            <text:p>146065.11</text:p>
          </table:table-cell>
          <table:table-cell table:style-name="ce22" table:formula="of:=[.AF162]+[.AE163]" office:value-type="float" office:value="526733.69" calcext:value-type="float">
            <text:p>526733.69</text:p>
          </table:table-cell>
          <table:table-cell table:style-name="ce22" table:formula="of:=[.AD163]-[.AF163]" office:value-type="float" office:value="109266.31" calcext:value-type="float">
            <text:p>109266.3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2500" calcext:value-type="float">
            <text:p>152500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410" calcext:value-type="float">
            <text:p>202410</text:p>
          </table:table-cell>
          <table:table-cell table:style-name="ce22" office:value-type="float" office:value="151500" calcext:value-type="float">
            <text:p>151500</text:p>
          </table:table-cell>
          <table:table-cell table:style-name="ce22" table:formula="of:=[.AD163]+[.AC164]" office:value-type="float" office:value="787500" calcext:value-type="float">
            <text:p>787500</text:p>
          </table:table-cell>
          <table:table-cell table:style-name="ce22" office:value-type="float" office:value="151383.3" calcext:value-type="float">
            <text:p>151383.3</text:p>
          </table:table-cell>
          <table:table-cell table:style-name="ce22" table:formula="of:=[.AF163]+[.AE164]" office:value-type="float" office:value="678116.99" calcext:value-type="float">
            <text:p>678116.99</text:p>
          </table:table-cell>
          <table:table-cell table:style-name="ce22" table:formula="of:=[.AD164]-[.AF164]" office:value-type="float" office:value="109383.01" calcext:value-type="float">
            <text:p>109383.0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1500" calcext:value-type="float">
            <text:p>151500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411" calcext:value-type="float">
            <text:p>202411</text:p>
          </table:table-cell>
          <table:table-cell table:style-name="ce22" office:value-type="float" office:value="156500" calcext:value-type="float">
            <text:p>156500</text:p>
          </table:table-cell>
          <table:table-cell table:style-name="ce22" table:formula="of:=[.AD164]+[.AC165]" office:value-type="float" office:value="944000" calcext:value-type="float">
            <text:p>944000</text:p>
          </table:table-cell>
          <table:table-cell table:style-name="ce22" office:value-type="float" office:value="140757.47" calcext:value-type="float">
            <text:p>140757.47</text:p>
          </table:table-cell>
          <table:table-cell table:style-name="ce22" table:formula="of:=[.AF164]+[.AE165]" office:value-type="float" office:value="818874.46" calcext:value-type="float">
            <text:p>818874.46</text:p>
          </table:table-cell>
          <table:table-cell table:style-name="ce22" table:formula="of:=[.AD165]-[.AF165]" office:value-type="float" office:value="125125.54" calcext:value-type="float">
            <text:p>125125.5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6500" calcext:value-type="float">
            <text:p>156500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412" calcext:value-type="float">
            <text:p>202412</text:p>
          </table:table-cell>
          <table:table-cell table:style-name="ce22" office:value-type="float" office:value="144893.87" calcext:value-type="float">
            <text:p>144893.87</text:p>
          </table:table-cell>
          <table:table-cell table:style-name="ce22" table:formula="of:=[.AD165]+[.AC166]" office:value-type="float" office:value="1088893.87" calcext:value-type="float">
            <text:p>1088893.87</text:p>
          </table:table-cell>
          <table:table-cell table:style-name="ce22" office:value-type="float" office:value="123571.33" calcext:value-type="float">
            <text:p>123571.33</text:p>
          </table:table-cell>
          <table:table-cell table:style-name="ce22" table:formula="of:=[.AF165]+[.AE166]" office:value-type="float" office:value="942445.79" calcext:value-type="float">
            <text:p>942445.79</text:p>
          </table:table-cell>
          <table:table-cell table:style-name="ce22" table:formula="of:=[.AD166]-[.AF166]" office:value-type="float" office:value="146448.08" calcext:value-type="float">
            <text:p>146448.0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4893.87" calcext:value-type="float">
            <text:p>144893.87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501" calcext:value-type="float">
            <text:p>202501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AD166]+[.AC167]" office:value-type="float" office:value="1088893.87" calcext:value-type="float">
            <text:p>1088893.87</text:p>
          </table:table-cell>
          <table:table-cell table:style-name="ce22" office:value-type="float" office:value="146448.08" calcext:value-type="float">
            <text:p>146448.08</text:p>
          </table:table-cell>
          <table:table-cell table:style-name="ce22" table:formula="of:=[.AF166]+[.AE167]" office:value-type="float" office:value="1088893.87" calcext:value-type="float">
            <text:p>1088893.87</text:p>
          </table:table-cell>
          <table:table-cell table:style-name="ce22" table:formula="of:=[.AD167]-[.AF167]" office:value-type="float" office:value="0" calcext:value-type="float">
            <text:p>0</text:p>
          </table:table-cell>
          <table:table-cell table:style-name="ce26" table:formula="of:=[.AF167]-[.AD167]" office:value-type="float" office:value="0" calcext:value-type="float">
            <text:p>0</text:p>
          </table:table-cell>
          <table:table-cell table:style-name="ce22" table:formula="of:=[.AH167]+[.AC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502" calcext:value-type="float">
            <text:p>202502</text:p>
          </table:table-cell>
          <table:table-cell table:style-name="ce25" office:value-type="float" office:value="304606.13" calcext:value-type="float">
            <text:p>304606.13</text:p>
          </table:table-cell>
          <table:table-cell table:style-name="ce22" table:formula="of:=[.AD167]+[.AC168]" office:value-type="float" office:value="1393500" calcext:value-type="float">
            <text:p>1393500</text:p>
          </table:table-cell>
          <table:table-cell table:style-name="ce22" office:value-type="float" office:value="7049.5" calcext:value-type="float">
            <text:p>7049.5</text:p>
          </table:table-cell>
          <table:table-cell table:style-name="ce22" table:formula="of:=[.AF167]+[.AE168]" office:value-type="float" office:value="1095943.37" calcext:value-type="float">
            <text:p>1095943.37</text:p>
          </table:table-cell>
          <table:table-cell table:style-name="ce22" table:formula="of:=[.AD168]-[.AF168]" office:value-type="float" office:value="297556.63" calcext:value-type="float">
            <text:p>297556.63</text:p>
          </table:table-cell>
          <table:table-cell table:style-name="ce22" table:formula="of:=[.AH167]*-1" office:value-type="float" office:value="-0" calcext:value-type="float">
            <text:p>0</text:p>
          </table:table-cell>
          <table:table-cell table:style-name="ce22" table:formula="of:=[.AC168]+[.AH168]" office:value-type="float" office:value="304606.13" calcext:value-type="float">
            <text:p>304606.13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table:number-columns-repeated="8"/>
          <table:table-cell table:number-columns-repeated="3"/>
        </table:table-row>
        <table:table-row table:style-name="ro1">
          <table:table-cell table:number-columns-repeated="27"/>
          <table:table-cell table:style-name="ce22" office:value-type="string" calcext:value-type="string">
            <text:p>YTD</text:p>
          </table:table-cell>
          <table:table-cell table:style-name="ce22" table:formula="of:=SUM([.AC160:.AC167])" office:value-type="float" office:value="1088893.87" calcext:value-type="float">
            <text:p>1088893.87</text:p>
          </table:table-cell>
          <table:table-cell table:style-name="ce22" office:value-type="string" calcext:value-type="string">
            <text:p>YTD</text:p>
          </table:table-cell>
          <table:table-cell table:style-name="ce22" table:formula="of:=SUM([.AE160:.AE167])" office:value-type="float" office:value="1088893.87" calcext:value-type="float">
            <text:p>1088893.87</text:p>
          </table:table-cell>
          <table:table-cell table:style-name="ce22" table:number-columns-repeated="2"/>
          <table:table-cell table:style-name="ce22" table:formula="of:=SUM([.AH160:.AH168])" office:value-type="float" office:value="0" calcext:value-type="float">
            <text:p>0</text:p>
          </table:table-cell>
          <table:table-cell table:style-name="ce22" table:formula="of:=SUM([.AI159:.AI167])" office:value-type="float" office:value="1088893.87" calcext:value-type="float">
            <text:p>1088893.87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string" calcext:value-type="string">
            <text:p>Overall</text:p>
          </table:table-cell>
          <table:table-cell table:style-name="ce22" table:formula="of:=SUM([.AC160:.AC168])" office:value-type="float" office:value="1393500" calcext:value-type="float">
            <text:p>1393500</text:p>
          </table:table-cell>
          <table:table-cell table:style-name="ce22" office:value-type="string" calcext:value-type="string">
            <text:p>Overall</text:p>
          </table:table-cell>
          <table:table-cell table:style-name="ce22" table:formula="of:=SUM([.AE160:.AE168])" office:value-type="float" office:value="1095943.37" calcext:value-type="float">
            <text:p>1095943.37</text:p>
          </table:table-cell>
          <table:table-cell table:style-name="ce22" table:number-columns-repeated="3"/>
          <table:table-cell table:style-name="ce22" table:formula="of:=SUM([.AI160:.AI168])" office:value-type="float" office:value="1393500" calcext:value-type="float">
            <text:p>1393500</text:p>
          </table:table-cell>
          <table:table-cell table:number-columns-repeated="3"/>
        </table:table-row>
        <table:table-row table:style-name="ro1" table:number-rows-repeated="2">
          <table:table-cell table:number-columns-repeated="27"/>
          <table:table-cell table:style-name="ce22" table:number-columns-repeated="8"/>
          <table:table-cell table:number-columns-repeated="3"/>
        </table:table-row>
        <table:table-row table:style-name="ro1">
          <table:table-cell table:number-columns-repeated="27"/>
          <table:table-cell table:style-name="ce22" table:number-columns-repeated="3"/>
          <table:table-cell table:style-name="ce22" table:formula="of:=[.AC170]-[.AE170]" office:value-type="float" office:value="0" calcext:value-type="float">
            <text:p>0</text:p>
          </table:table-cell>
          <table:table-cell table:style-name="ce22" table:number-columns-repeated="4"/>
          <table:table-cell table:number-columns-repeated="3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27"/>
          <table:table-cell table:style-name="ce22" table:number-columns-repeated="8"/>
          <table:table-cell table:number-columns-repeated="3"/>
        </table:table-row>
        <table:table-row table:style-name="ro1">
          <table:table-cell table:number-columns-repeated="27"/>
          <table:table-cell table:style-name="ce23" office:value-type="float" office:value="12043" calcext:value-type="float">
            <text:p>12043</text:p>
          </table:table-cell>
          <table:table-cell table:style-name="ce22" table:number-columns-repeated="7"/>
          <table:table-cell table:number-columns-repeated="3"/>
        </table:table-row>
        <table:table-row table:style-name="ro1">
          <table:table-cell table:number-columns-repeated="27"/>
          <table:table-cell table:style-name="ce24" office:value-type="string" calcext:value-type="string">
            <text:p>Month</text:p>
          </table:table-cell>
          <table:table-cell table:style-name="ce24" office:value-type="string" calcext:value-type="string">
            <text:p>Budget</text:p>
          </table:table-cell>
          <table:table-cell table:style-name="ce24" office:value-type="string" calcext:value-type="string">
            <text:p>YTD Budget</text:p>
          </table:table-cell>
          <table:table-cell table:style-name="ce24" office:value-type="string" calcext:value-type="string">
            <text:p>Month Spend</text:p>
          </table:table-cell>
          <table:table-cell table:style-name="ce24" office:value-type="string" calcext:value-type="string">
            <text:p>YTD Spend</text:p>
          </table:table-cell>
          <table:table-cell table:style-name="ce24" office:value-type="string" calcext:value-type="string">
            <text:p>Surplus/Shortfall</text:p>
          </table:table-cell>
          <table:table-cell table:style-name="ce22" office:value-type="string" calcext:value-type="string">
            <text:p>Ajustment</text:p>
          </table:table-cell>
          <table:table-cell table:style-name="ce22" office:value-type="string" calcext:value-type="string">
            <text:p>NEW BUDGET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table:number-columns-repeated="8"/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406" calcext:value-type="float">
            <text:p>202406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table:formula="of:=[.AD180]+[.AC181]" office:value-type="float" office:value="30000" calcext:value-type="float">
            <text:p>30000</text:p>
          </table:table-cell>
          <table:table-cell office:value-type="float" office:value="34811.07" calcext:value-type="float">
            <text:p>34811.07</text:p>
          </table:table-cell>
          <table:table-cell table:style-name="ce22" table:formula="of:=[.AF180]+[.AE181]" office:value-type="float" office:value="34811.07" calcext:value-type="float">
            <text:p>34811.07</text:p>
          </table:table-cell>
          <table:table-cell table:style-name="ce22" table:formula="of:=[.AD181]-[.AF181]" office:value-type="float" office:value="-4811.07" calcext:value-type="float">
            <text:p>-4811.0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7500" calcext:value-type="float">
            <text:p>207500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407" calcext:value-type="float">
            <text:p>202407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table:formula="of:=[.AD181]+[.AC182]" office:value-type="float" office:value="60000" calcext:value-type="float">
            <text:p>60000</text:p>
          </table:table-cell>
          <table:table-cell office:value-type="float" office:value="58535" calcext:value-type="float">
            <text:p>58535</text:p>
          </table:table-cell>
          <table:table-cell table:style-name="ce22" table:formula="of:=[.AF181]+[.AE182]" office:value-type="float" office:value="93346.07" calcext:value-type="float">
            <text:p>93346.07</text:p>
          </table:table-cell>
          <table:table-cell table:style-name="ce22" table:formula="of:=[.AD182]-[.AF182]" office:value-type="float" office:value="-33346.07" calcext:value-type="float">
            <text:p>-33346.0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6500" calcext:value-type="float">
            <text:p>166500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408" calcext:value-type="float">
            <text:p>202408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table:formula="of:=[.AD182]+[.AC183]" office:value-type="float" office:value="90000" calcext:value-type="float">
            <text:p>90000</text:p>
          </table:table-cell>
          <table:table-cell office:value-type="float" office:value="19247.6" calcext:value-type="float">
            <text:p>19247.6</text:p>
          </table:table-cell>
          <table:table-cell table:style-name="ce22" table:formula="of:=[.AF182]+[.AE183]" office:value-type="float" office:value="112593.67" calcext:value-type="float">
            <text:p>112593.67</text:p>
          </table:table-cell>
          <table:table-cell table:style-name="ce22" table:formula="of:=[.AD183]-[.AF183]" office:value-type="float" office:value="-22593.67" calcext:value-type="float">
            <text:p>-22593.6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9500" calcext:value-type="float">
            <text:p>109500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409" calcext:value-type="float">
            <text:p>202409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table:formula="of:=[.AD183]+[.AC184]" office:value-type="float" office:value="120000" calcext:value-type="float">
            <text:p>120000</text:p>
          </table:table-cell>
          <table:table-cell office:value-type="float" office:value="61908.47" calcext:value-type="float">
            <text:p>61908.47</text:p>
          </table:table-cell>
          <table:table-cell table:style-name="ce22" table:formula="of:=[.AF183]+[.AE184]" office:value-type="float" office:value="174502.14" calcext:value-type="float">
            <text:p>174502.14</text:p>
          </table:table-cell>
          <table:table-cell table:style-name="ce22" table:formula="of:=[.AD184]-[.AF184]" office:value-type="float" office:value="-54502.14" calcext:value-type="float">
            <text:p>-54502.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2500" calcext:value-type="float">
            <text:p>152500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410" calcext:value-type="float">
            <text:p>202410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table:formula="of:=[.AD184]+[.AC185]" office:value-type="float" office:value="150000" calcext:value-type="float">
            <text:p>150000</text:p>
          </table:table-cell>
          <table:table-cell table:style-name="ce5" office:value-type="float" office:value="34308.7" calcext:value-type="float">
            <text:p>34308.7</text:p>
          </table:table-cell>
          <table:table-cell table:style-name="ce22" table:formula="of:=[.AF184]+[.AE185]" office:value-type="float" office:value="208810.84" calcext:value-type="float">
            <text:p>208810.84</text:p>
          </table:table-cell>
          <table:table-cell table:style-name="ce22" table:formula="of:=[.AD185]-[.AF185]" office:value-type="float" office:value="-58810.84" calcext:value-type="float">
            <text:p>-58810.8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1500" calcext:value-type="float">
            <text:p>151500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411" calcext:value-type="float">
            <text:p>202411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table:formula="of:=[.AD185]+[.AC186]" office:value-type="float" office:value="180000" calcext:value-type="float">
            <text:p>180000</text:p>
          </table:table-cell>
          <table:table-cell table:style-name="ce5" office:value-type="float" office:value="1500.99" calcext:value-type="float">
            <text:p>1500.99</text:p>
          </table:table-cell>
          <table:table-cell table:style-name="ce22" table:formula="of:=[.AF185]+[.AE186]" office:value-type="float" office:value="210311.83" calcext:value-type="float">
            <text:p>210311.83</text:p>
          </table:table-cell>
          <table:table-cell table:style-name="ce22" table:formula="of:=[.AD186]-[.AF186]" office:value-type="float" office:value="-30311.83" calcext:value-type="float">
            <text:p>-30311.8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56500" calcext:value-type="float">
            <text:p>156500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412" calcext:value-type="float">
            <text:p>202412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table:formula="of:=[.AD186]+[.AC187]" office:value-type="float" office:value="210000" calcext:value-type="float">
            <text:p>210000</text:p>
          </table:table-cell>
          <table:table-cell table:style-name="ce5" office:value-type="float" office:value="1500.99" calcext:value-type="float">
            <text:p>1500.99</text:p>
          </table:table-cell>
          <table:table-cell table:style-name="ce22" table:formula="of:=[.AF186]+[.AE187]" office:value-type="float" office:value="211812.82" calcext:value-type="float">
            <text:p>211812.82</text:p>
          </table:table-cell>
          <table:table-cell table:style-name="ce22" table:formula="of:=[.AD187]-[.AF187]" office:value-type="float" office:value="-1812.82000000001" calcext:value-type="float">
            <text:p>-1812.8200000000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4893.87" calcext:value-type="float">
            <text:p>144893.87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501" calcext:value-type="float">
            <text:p>202501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table:formula="of:=[.AD187]+[.AC188]" office:value-type="float" office:value="240000" calcext:value-type="float">
            <text:p>240000</text:p>
          </table:table-cell>
          <table:table-cell office:value-type="float" office:value="1500.99" calcext:value-type="float">
            <text:p>1500.99</text:p>
          </table:table-cell>
          <table:table-cell table:style-name="ce22" table:formula="of:=[.AF187]+[.AE188]" office:value-type="float" office:value="213313.81" calcext:value-type="float">
            <text:p>213313.81</text:p>
          </table:table-cell>
          <table:table-cell table:style-name="ce22" table:formula="of:=[.AD188]-[.AF188]" office:value-type="float" office:value="26686.19" calcext:value-type="float">
            <text:p>26686.19</text:p>
          </table:table-cell>
          <table:table-cell table:style-name="ce26" table:formula="of:=[.AF188]-[.AD188]" office:value-type="float" office:value="-26686.19" calcext:value-type="float">
            <text:p>-26686.19</text:p>
          </table:table-cell>
          <table:table-cell table:style-name="ce22" table:formula="of:=[.AH188]+[.AC188]" office:value-type="float" office:value="3313.81" calcext:value-type="float">
            <text:p>3313.81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float" office:value="202502" calcext:value-type="float">
            <text:p>202502</text:p>
          </table:table-cell>
          <table:table-cell table:style-name="ce22" office:value-type="float" office:value="30000" calcext:value-type="float">
            <text:p>30000</text:p>
          </table:table-cell>
          <table:table-cell table:style-name="ce22" table:formula="of:=[.AD188]+[.AC189]" office:value-type="float" office:value="270000" calcext:value-type="float">
            <text:p>270000</text:p>
          </table:table-cell>
          <table:table-cell table:style-name="ce9" office:value-type="float" office:value="3956" calcext:value-type="float">
            <text:p>3956</text:p>
          </table:table-cell>
          <table:table-cell table:style-name="ce22" table:formula="of:=[.AF188]+[.AE189]" office:value-type="float" office:value="217269.81" calcext:value-type="float">
            <text:p>217269.81</text:p>
          </table:table-cell>
          <table:table-cell table:style-name="ce22" table:formula="of:=[.AD189]-[.AF189]" office:value-type="float" office:value="52730.19" calcext:value-type="float">
            <text:p>52730.19</text:p>
          </table:table-cell>
          <table:table-cell table:style-name="ce22" table:formula="of:=[.AH188]*-1" office:value-type="float" office:value="26686.19" calcext:value-type="float">
            <text:p>26686.19</text:p>
          </table:table-cell>
          <table:table-cell table:style-name="ce22" table:formula="of:=[.AC189]+[.AH189]" office:value-type="float" office:value="56686.19" calcext:value-type="float">
            <text:p>56686.19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table:number-columns-repeated="8"/>
          <table:table-cell table:number-columns-repeated="3"/>
        </table:table-row>
        <table:table-row table:style-name="ro1">
          <table:table-cell table:number-columns-repeated="27"/>
          <table:table-cell table:style-name="ce22" office:value-type="string" calcext:value-type="string">
            <text:p>YTD</text:p>
          </table:table-cell>
          <table:table-cell table:style-name="ce22" table:formula="of:=SUM([.AC181:.AC188])" office:value-type="float" office:value="240000" calcext:value-type="float">
            <text:p>240000</text:p>
          </table:table-cell>
          <table:table-cell table:style-name="ce22" office:value-type="string" calcext:value-type="string">
            <text:p>YTD</text:p>
          </table:table-cell>
          <table:table-cell table:style-name="ce22" table:formula="of:=SUM([.AE181:.AE188])" office:value-type="float" office:value="213313.81" calcext:value-type="float">
            <text:p>213313.81</text:p>
          </table:table-cell>
          <table:table-cell table:style-name="ce22" table:number-columns-repeated="2"/>
          <table:table-cell table:style-name="ce22" table:formula="of:=SUM([.AH181:.AH189])" office:value-type="float" office:value="0" calcext:value-type="float">
            <text:p>0</text:p>
          </table:table-cell>
          <table:table-cell table:style-name="ce22" table:formula="of:=SUM([.AI180:.AI188])" office:value-type="float" office:value="1092207.68" calcext:value-type="float">
            <text:p>1092207.68</text:p>
          </table:table-cell>
          <table:table-cell table:number-columns-repeated="3"/>
        </table:table-row>
        <table:table-row table:style-name="ro1">
          <table:table-cell table:number-columns-repeated="27"/>
          <table:table-cell table:style-name="ce22" office:value-type="string" calcext:value-type="string">
            <text:p>Overall</text:p>
          </table:table-cell>
          <table:table-cell table:style-name="ce22" table:formula="of:=SUM([.AC181:.AC189])" office:value-type="float" office:value="270000" calcext:value-type="float">
            <text:p>270000</text:p>
          </table:table-cell>
          <table:table-cell table:style-name="ce22" office:value-type="string" calcext:value-type="string">
            <text:p>Overall</text:p>
          </table:table-cell>
          <table:table-cell table:style-name="ce22" table:formula="of:=SUM([.AE181:.AE189])" office:value-type="float" office:value="217269.81" calcext:value-type="float">
            <text:p>217269.81</text:p>
          </table:table-cell>
          <table:table-cell table:style-name="ce22" table:number-columns-repeated="3"/>
          <table:table-cell table:style-name="ce22" table:formula="of:=SUM([.AI181:.AI189])" office:value-type="float" office:value="1148893.87" calcext:value-type="float">
            <text:p>1148893.87</text:p>
          </table:table-cell>
          <table:table-cell table:number-columns-repeated="3"/>
        </table:table-row>
        <table:table-row table:style-name="ro1" table:number-rows-repeated="2">
          <table:table-cell table:number-columns-repeated="27"/>
          <table:table-cell table:style-name="ce22" table:number-columns-repeated="8"/>
          <table:table-cell table:number-columns-repeated="3"/>
        </table:table-row>
        <table:table-row table:style-name="ro1">
          <table:table-cell table:number-columns-repeated="27"/>
          <table:table-cell table:style-name="ce22" table:number-columns-repeated="3"/>
          <table:table-cell table:style-name="ce22" table:formula="of:=[.AC191]-[.AE191]" office:value-type="float" office:value="26686.19" calcext:value-type="float">
            <text:p>26686.19</text:p>
          </table:table-cell>
          <table:table-cell table:style-name="ce22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00/00/00</text:date>, <text:time style:data-style-name="N2" text:time-value="09:23:09.7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9:21:51.594000000</meta:creation-date>
    <dc:date>2025-02-07T09:29:27.587000000</dc:date>
    <meta:editing-duration>PT1H43M3S</meta:editing-duration>
    <meta:editing-cycles>16</meta:editing-cycles>
    <meta:generator>LibreOffice/24.8.4.2$Windows_X86_64 LibreOffice_project/bb3cfa12c7b1bf994ecc5649a80400d06cd71002</meta:generator>
    <meta:document-statistic meta:table-count="1" meta:cell-count="1381" meta:object-count="0"/>
  </office:meta>
</office:document-meta>
</file>